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0000ff"/>
    </style:style>
    <style:style style:name="P80"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9" style:family="paragraph" style:parent-style-name="Text_20_body">
      <style:paragraph-properties fo:margin-left="0in" fo:margin-right="0in" fo:text-align="end" style:justify-single-word="false" fo:text-indent="0.1965in" style:auto-text-indent="false"/>
    </style:style>
    <style:style style:name="P90"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4" style:family="paragraph" style:parent-style-name="Standard">
      <style:paragraph-properties fo:margin-left="0in" fo:margin-right="0in" fo:text-align="justify" style:justify-single-word="false" fo:text-indent="0.1965in" style:auto-text-indent="false"/>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style:style>
    <style:style style:name="P96"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1"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text-properties fo:language="ru" fo:country="RU"/>
    </style:style>
    <style:style style:name="P128"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9" style:family="paragraph" style:parent-style-name="Text_20_body">
      <style:paragraph-properties fo:text-align="center" style:justify-single-word="false"/>
    </style:style>
    <style:style style:name="P130" style:family="paragraph" style:parent-style-name="First_20_line_20_indent">
      <style:text-properties fo:language="ru" fo:country="RU"/>
    </style:style>
    <style:style style:name="P131" style:family="paragraph" style:parent-style-name="First_20_line_20_indent">
      <style:paragraph-properties fo:text-align="justify" style:justify-single-word="false"/>
      <style:text-properties fo:language="ru" fo:country="RU"/>
    </style:style>
    <style:style style:name="P132" style:family="paragraph" style:parent-style-name="First_20_line_20_indent">
      <style:text-properties fo:font-size="15pt" fo:language="ru" fo:country="RU" style:font-size-asian="15pt" style:font-size-complex="15pt"/>
    </style:style>
    <style:style style:name="P133" style:family="paragraph" style:parent-style-name="First_20_line_20_indent">
      <style:text-properties fo:font-size="12pt" fo:language="ru" fo:country="RU" style:font-size-asian="12pt" style:font-size-complex="12pt"/>
    </style:style>
    <style:style style:name="P134" style:family="paragraph" style:parent-style-name="First_20_line_20_indent">
      <style:text-properties fo:language="en" fo:country="US"/>
    </style:style>
    <style:style style:name="P135" style:family="paragraph" style:parent-style-name="First_20_line_20_indent">
      <style:paragraph-properties fo:text-align="justify" style:justify-single-word="false"/>
      <style:text-properties fo:language="en" fo:country="US"/>
    </style:style>
    <style:style style:name="P136" style:family="paragraph" style:parent-style-name="First_20_line_20_indent">
      <style:paragraph-properties fo:text-align="justify" style:justify-single-word="false"/>
    </style:style>
    <style:style style:name="P137" style:family="paragraph" style:parent-style-name="Text_20_body">
      <style:paragraph-properties fo:margin-left="0in" fo:margin-right="0in" fo:text-align="center" style:justify-single-word="false" fo:text-indent="0in" style:auto-text-indent="false"/>
    </style:style>
    <style:style style:name="P13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Footnote">
      <style:paragraph-properties fo:margin-left="0in" fo:margin-right="0in" fo:text-indent="0in" style:auto-text-indent="false"/>
      <style:text-properties fo:language="en" fo:country="US"/>
    </style:style>
    <style:style style:name="P141" style:family="paragraph" style:parent-style-name="Footnote">
      <style:text-properties fo:language="en" fo:country="US"/>
    </style:style>
    <style:style style:name="P142" style:family="paragraph" style:parent-style-name="Footnote">
      <style:text-properties fo:language="ru" fo:country="RU"/>
    </style:style>
    <style:style style:name="P143" style:family="paragraph" style:parent-style-name="Footnote">
      <style:text-properties style:use-window-font-color="true" fo:language="ru" fo:country="RU"/>
    </style:style>
    <style:style style:name="P144" style:family="paragraph" style:parent-style-name="Footnote">
      <style:text-properties fo:font-style="normal" style:font-style-asian="normal" style:font-style-complex="normal"/>
    </style:style>
    <style:style style:name="P145" style:family="paragraph" style:parent-style-name="Text_20_body">
      <style:paragraph-properties fo:margin-top="0in" fo:margin-bottom="0.0835in" loext:contextual-spacing="false" fo:text-align="justify" style:justify-single-word="false"/>
      <style:text-properties fo:language="en" fo:country="US"/>
    </style:style>
    <style:style style:name="P146"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7" style:family="paragraph" style:parent-style-name="Standard">
      <style:text-properties fo:font-style="italic" style:font-style-asian="italic" style:font-style-complex="italic"/>
    </style:style>
    <style:style style:name="P148"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9"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151"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15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officeooo:paragraph-rsid="0023d2d8" fo:background-color="transparent" style:font-style-asian="normal" style:font-weight-asian="normal" style:font-style-complex="normal" style:font-weight-complex="normal"/>
    </style:style>
    <style:style style:name="P15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officeooo:rsid="0023d2d8" officeooo:paragraph-rsid="0023d2d8" fo:background-color="transparent" style:font-style-asian="normal" style:font-weight-asian="normal" style:font-style-complex="normal" style:font-weight-complex="normal"/>
    </style:style>
    <style:style style:name="P15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officeooo:rsid="0023d2d8" officeooo:paragraph-rsid="0023eb6c" fo:background-color="transparent" style:font-style-asian="normal" style:font-weight-asian="normal" style:font-style-complex="normal" style:font-weight-complex="normal"/>
    </style:style>
    <style:style style:name="P156" style:family="paragraph" style:parent-style-name="Heading_20_1">
      <style:paragraph-properties fo:margin-left="0in" fo:margin-right="0in" fo:text-align="center" style:justify-single-word="false" fo:text-indent="0.1965in" style:auto-text-indent="false"/>
    </style:style>
    <style:style style:name="P157" style:family="paragraph" style:parent-style-name="Heading_20_2">
      <style:text-properties fo:language="en" fo:country="US"/>
    </style:style>
    <style:style style:name="P158" style:family="paragraph" style:parent-style-name="Heading_20_2">
      <style:paragraph-properties fo:text-align="justify" style:justify-single-word="false"/>
    </style:style>
    <style:style style:name="P159"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1d5632"/>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style="italic" fo:font-weight="bold" style:font-style-asian="italic" style:font-weight-asian="bold" style:font-style-complex="italic" style:font-weight-complex="bold"/>
    </style:style>
    <style:style style:name="T16" style:family="text">
      <style:text-properties fo:language="en" fo:country="US" fo:font-weight="bold" style:font-weight-asian="bold" style:font-weight-complex="bold"/>
    </style:style>
    <style:style style:name="T17" style:family="text">
      <style:text-properties fo:language="en" fo:country="US" fo:font-weight="normal" style:font-weight-asian="normal" style:font-weight-complex="normal"/>
    </style:style>
    <style:style style:name="T18" style:family="text">
      <style:text-properties fo:language="en" fo:country="US" fo:font-weight="normal" fo:background-color="transparent" loext:char-shading-value="0" style:font-weight-asian="normal" style:font-weight-complex="normal"/>
    </style:style>
    <style:style style:name="T19" style:family="text">
      <style:text-properties fo:language="en" fo:country="US" fo:background-color="transparent" loext:char-shading-value="0"/>
    </style:style>
    <style:style style:name="T20" style:family="text">
      <style:text-properties fo:color="#ff3333" fo:background-color="transparent" loext:char-shading-value="0"/>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bold" officeooo:rsid="001774e0" style:font-style-asian="italic" style:font-weight-asian="bold" style:font-style-complex="italic" style:font-weight-complex="bold"/>
    </style:style>
    <style:style style:name="T24" style:family="text">
      <style:text-properties fo:font-style="italic" fo:font-weight="bold" officeooo:rsid="00181cfc" style:font-style-asian="italic" style:font-weight-asian="bold" style:font-style-complex="italic" style:font-weight-complex="bold"/>
    </style:style>
    <style:style style:name="T25" style:family="text">
      <style:text-properties fo:font-style="italic" fo:font-weight="bold" officeooo:rsid="0018c6e9" style:font-style-asian="italic" style:font-weight-asian="bold" style:font-style-complex="italic" style:font-weight-complex="bold"/>
    </style:style>
    <style:style style:name="T26" style:family="text">
      <style:text-properties fo:color="#800000"/>
    </style:style>
    <style:style style:name="T27" style:family="text">
      <style:text-properties fo:color="#800000" fo:language="ru" fo:country="RU"/>
    </style:style>
    <style:style style:name="T28" style:family="text">
      <style:text-properties fo:font-weight="bold" style:font-weight-asian="bold" style:font-weight-complex="bold"/>
    </style:style>
    <style:style style:name="T29" style:family="text">
      <style:text-properties fo:font-weight="bold" fo:background-color="transparent" loext:char-shading-value="0" style:font-weight-asian="bold" style:font-weight-complex="bold"/>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5" style:family="text">
      <style:text-properties style:use-window-font-color="true" fo:language="ru" fo:country="RU" fo:font-style="normal" fo:background-color="transparent" loext:char-shading-value="0" style:font-style-asian="normal" style:font-style-complex="normal"/>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background-color="transparent" loext:char-shading-value="0"/>
    </style:style>
    <style:style style:name="T40" style:family="text">
      <style:text-properties style:use-window-font-color="true" fo:language="en" fo:country="US"/>
    </style:style>
    <style:style style:name="T41" style:family="text">
      <style:text-properties style:use-window-font-color="true" fo:language="en" fo:country="US" fo:font-style="normal" style:font-style-asian="normal" style:font-style-complex="normal"/>
    </style:style>
    <style:style style:name="T42" style:family="text">
      <style:text-properties style:use-window-font-color="true" fo:language="en" fo:country="US" fo:font-style="normal" fo:font-weight="normal" style:font-style-asian="normal" style:font-weight-asian="normal" style:font-style-complex="normal" style:font-weight-complex="normal"/>
    </style:style>
    <style:style style:name="T43"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4" style:family="text">
      <style:text-properties style:use-window-font-color="true" fo:language="en" fo:country="US" fo:font-weight="normal" style:font-weight-asian="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fo:font-style="normal" fo:font-weight="normal" style:font-style-asian="normal" style:font-weight-asian="normal" style:font-style-complex="normal" style:font-weight-complex="normal"/>
    </style:style>
    <style:style style:name="T47" style:family="text">
      <style:text-properties style:use-window-font-color="true" fo:font-style="normal" fo:font-weight="normal" officeooo:rsid="001c5e06" style:font-style-asian="normal" style:font-weight-asian="normal" style:font-style-complex="normal" style:font-weight-complex="normal"/>
    </style:style>
    <style:style style:name="T48" style:family="text">
      <style:text-properties style:use-window-font-color="true" fo:font-style="normal" style:text-underline-style="none" style:font-style-asian="normal" style:font-style-complex="normal"/>
    </style:style>
    <style:style style:name="T49" style:family="text">
      <style:text-properties style:use-window-font-color="true" fo:font-style="italic" fo:font-weight="normal" style:font-style-asian="italic" style:font-weight-asian="normal" style:font-style-complex="italic" style:font-weight-complex="normal"/>
    </style:style>
    <style:style style:name="T50" style:family="text">
      <style:text-properties style:use-window-font-color="true" fo:background-color="transparent" loext:char-shading-value="0"/>
    </style:style>
    <style:style style:name="T51" style:family="text">
      <style:text-properties style:use-window-font-color="true" fo:language="uk" fo:country="UA" fo:font-style="normal" fo:font-weight="normal" style:font-style-asian="normal" style:font-weight-asian="normal" style:font-style-complex="normal" style:font-weight-complex="normal"/>
    </style:style>
    <style:style style:name="T52" style:family="text">
      <style:text-properties style:use-window-font-color="true" fo:font-weight="normal" style:font-weight-asian="normal" style:font-weight-complex="normal"/>
    </style:style>
    <style:style style:name="T53" style:family="text">
      <style:text-properties fo:background-color="transparent" loext:char-shading-value="0"/>
    </style:style>
    <style:style style:name="T54" style:family="text">
      <style:text-properties style:text-position="super 58%"/>
    </style:style>
    <style:style style:name="T55" style:family="text">
      <style:text-properties fo:language="fr" fo:country="FR"/>
    </style:style>
    <style:style style:name="T56" style:family="text">
      <style:text-properties fo:font-style="normal"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fo:background-color="transparent" loext:char-shading-value="0" style:font-style-asian="normal" style:font-weight-asian="normal" style:font-style-complex="normal" style:font-weight-complex="normal"/>
    </style:style>
    <style:style style:name="T59" style:family="text">
      <style:text-properties fo:font-style="normal" style:text-underline-style="none" style:font-style-asian="normal" style:font-style-complex="normal"/>
    </style:style>
    <style:style style:name="T60" style:family="text">
      <style:text-properties fo:font-weight="normal" style:font-weight-asian="normal" style:font-weight-complex="normal"/>
    </style:style>
    <style:style style:name="T61" style:family="text">
      <style:text-properties fo:font-weight="normal" fo:background-color="transparent" loext:char-shading-value="0" style:font-weight-asian="normal" style:font-weight-complex="normal"/>
    </style:style>
    <style:style style:name="T62" style:family="text">
      <style:text-properties style:text-line-through-style="solid" style:text-line-through-type="single" fo:font-weight="bold" style:font-weight-asian="bold" style:font-weight-complex="bold"/>
    </style:style>
    <style:style style:name="T63" style:family="text">
      <style:text-properties fo:language="uk" fo:country="UA"/>
    </style:style>
    <style:style style:name="T64" style:family="text">
      <style:text-properties fo:language="uk" fo:country="UA" fo:font-style="italic" style:font-style-asian="italic" style:font-style-complex="italic"/>
    </style:style>
    <style:style style:name="T65" style:family="text">
      <style:text-properties fo:language="uk" fo:country="UA" fo:font-weight="bold" style:font-weight-asian="bold" style:font-weight-complex="bold"/>
    </style:style>
    <style:style style:name="T66" style:family="text">
      <style:text-properties style:text-underline-style="none"/>
    </style:style>
    <style:style style:name="T67" style:family="text">
      <style:text-properties style:text-rotation-angle="90" style:text-rotation-scale="line-height"/>
    </style:style>
    <style:style style:name="T68" style:family="text">
      <style:text-properties style:text-rotation-angle="270" style:text-rotation-scale="line-height"/>
    </style:style>
    <style:style style:name="T69" style:family="text">
      <style:text-properties style:text-position="sub 58%" style:font-size-asian="10.5pt"/>
    </style:style>
    <style:style style:name="T70" style:family="text">
      <style:text-properties style:font-name="Symbol" style:font-name-asian="Symbol" style:font-name-complex="Symbol"/>
    </style:style>
    <style:style style:name="T71" style:family="text">
      <style:text-properties style:font-name="Liberation Serif1" style:font-name-asian="Symbol" style:font-name-complex="Symbol"/>
    </style:style>
    <style:style style:name="T72" style:family="text">
      <style:text-properties style:font-name="Courier New CYR"/>
    </style:style>
    <style:style style:name="T73" style:family="text">
      <style:text-properties style:font-name="Courier New CYR" fo:language="en" fo:country="US"/>
    </style:style>
    <style:style style:name="T74" style:family="text">
      <style:text-properties fo:font-size="14pt" fo:language="en" fo:country="US" fo:font-weight="bold" style:font-size-asian="14pt" style:font-weight-asian="bold" style:font-size-complex="14pt" style:font-weight-complex="bold"/>
    </style:style>
    <style:style style:name="T75" style:family="text">
      <style:text-properties fo:font-size="14pt" fo:font-weight="bold" style:font-size-asian="14pt" style:font-weight-asian="bold" style:font-size-complex="14pt" style:font-weight-complex="bold"/>
    </style:style>
    <style:style style:name="T76" style:family="text">
      <style:text-properties fo:font-size="9pt" style:font-size-asian="9pt" style:font-size-complex="9pt"/>
    </style:style>
    <style:style style:name="T77" style:family="text">
      <style:text-properties fo:font-size="12pt" style:font-size-asian="12pt" style:font-size-complex="12pt"/>
    </style:style>
    <style:style style:name="T78" style:family="text">
      <style:text-properties officeooo:rsid="0011e9b8"/>
    </style:style>
    <style:style style:name="T79" style:family="text">
      <style:text-properties officeooo:rsid="0013cc4c"/>
    </style:style>
    <style:style style:name="T80" style:family="text">
      <style:text-properties officeooo:rsid="001d5632"/>
    </style:style>
    <style:style style:name="T81" style:family="text">
      <style:text-properties officeooo:rsid="001ff6ff"/>
    </style:style>
    <style:style style:name="T82" style:family="text">
      <style:text-properties officeooo:rsid="002138eb"/>
    </style:style>
    <style:style style:name="T83" style:family="text">
      <style:text-properties officeooo:rsid="0023d2d8"/>
    </style:style>
    <style:style style:name="T84" style:family="text">
      <style:text-properties officeooo:rsid="0023eb6c"/>
    </style:style>
    <style:style style:name="T85" style:family="text">
      <style:text-properties officeooo:rsid="0026dcb6"/>
    </style:style>
    <style:style style:name="T86" style:family="text">
      <style:text-properties officeooo:rsid="0027810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6" text:outline-level="1">Последний фанфик</text:h>
      <text:p text:style-name="P52"/>
      <text:h text:style-name="P157"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0">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4"><text:note text:id="ftn1" text:note-class="footnote"><text:note-citation>1</text:note-citation><text:note-body><text:p text:style-name="P141">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1">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2">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2">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2">RnD-</text:span><text:span text:style-name="T1">зона</text:span><text:span text:style-name="T1"><text:note text:id="ftn3" text:note-class="footnote"><text:note-citation>3</text:note-citation><text:note-body><text:p text:style-name="P141">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2">– Нэш, к</text:span>ак называется наш проект?</text:p>
      <text:p text:style-name="P76"><text:span text:style-name="T8">– </text:span><text:span text:style-name="T60">Дайсон.</text:span></text:p>
      <text:p text:style-name="P76"><text:span text:style-name="T8">– </text:span><text:span text:style-name="T60">Сколько тебе лет?</text:span></text:p>
      <text:p text:style-name="P76"><text:span text:style-name="T8">– </text:span><text:span text:style-name="T60">Два года с начала запуска кластера.</text:span></text:p>
      <text:p text:style-name="P76"><text:span text:style-name="T8">– </text:span><text:span text:style-name="T60">Какой сейчас год?</text:span></text:p>
      <text:p text:style-name="P76"><text:span text:style-name="T8">– </text:span><text:span text:style-name="T52">20</text:span><text:span text:style-name="T38">19</text:span><text:span text:style-name="T60">-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7">, </text:span><text:span text:style-name="T5">в некоем городе живёт брадобрей, который бреет всех людей, которые не бреются сами. Вопрос: кто бреет брадобрея</text:span><text:span text:style-name="T57">?</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8">incompatible interface Analytics v.0.93 beta</text:span>”</text:p>
      <text:p text:style-name="P31">Ага, уже теплее.</text:p>
      <text:p text:style-name="P31"/>
      <text:p text:style-name="P76"><text:span text:style-name="T8">– Нэш</text:span><text:span text:style-name="T60">,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2">–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2">–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2">.</text:span></text:p>
      <text:p text:style-name="P106">Бип-бип-бип.</text:p>
      <text:p text:style-name="P106"/>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7">***</text:p>
      <text:p text:style-name="P137"/>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1">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2">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2">Валиум <text:span text:style-name="T53">–</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31">тридцатичетырёх</text:span><text:span text:style-name="T30">этажного </text:span><text:span text:style-name="T31">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31">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30">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30"> </text:span><text:span text:style-name="T31">Юджина</text:span><text:span text:style-name="T1">,</text:span> <text:span text:style-name="T31">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53">ворил </text:span><text:span text:style-name="T2">—</text:span><text:span text:style-name="T53">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1">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3">А у нас получается… </text:span><text:span text:style-name="T2">–</text:span><text:span text:style-name="T53">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1">AI <text:span text:style-name="T2">– </text:span><text:span text:style-name="T5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30">Тридцать чет</text:span><text:span text:style-name="T31">ыре</text:span><text:span text:style-name="T30"> </text:span>этаж<text:span text:style-name="T1">а</text:span>! Пиздец <text:span text:style-name="T1">—</text:span> успел подумать я, <text:span text:style-name="T1">прежде чем </text:span>сознание выключилось.</text:p>
      <text:p text:style-name="P1"/>
      <text:h text:style-name="P157" text:outline-level="2">2. Пробуждение</text:h>
      <text:p text:style-name="P29"/>
      <text:p text:style-name="P1"><text:span text:style-name="T35">Сознание рестартовало после того, как я гребанулся </text:span><text:span text:style-name="T53">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3">ткрыл глаза, тщётно пытаясь вдохнуть. Образ, </text:span><text:span text:style-name="T2">который я </text:span><text:span text:style-name="T53">пару мгновений назад </text:span><text:span text:style-name="T2">видел на фоне </text:span><text:span text:style-name="T53">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3"> настороженные уши, нежный розов</text:span><text:span text:style-name="T2">атый</text:span><text:span text:style-name="T53"> нос, венчающая голову </text:span><text:span text:style-name="T2">высокая тиара</text:span><text:span text:style-name="T53">. И приковывающая к себе внимание звёздочка, та самая магическая искорка </text:span><text:span text:style-name="T19">—</text:span><text:span text:style-name="T53">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2">–</text:span> Она очнулась. Хвала небу, нам это удалось!</text:p>
      <text:p text:style-name="P31"/>
      <text:p text:style-name="P1">Сразу стало ясно три вещи.</text:p>
      <text:p text:style-name="P1">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3">, </text:span><text:span text:style-name="T2">а от валиума таких глюков у меня ни разу не было. <text:s/>Да и не должно быть — это же не ЛСД какой-нибудь</text:span><text:span text:style-name="T53">.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1">…</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40">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2">!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30">верх</text:span>…</text:p>
      <text:p text:style-name="P3">– Сестра, ты идёшь? – выглянула в зал Луна.</text:p>
      <text:p text:style-name="P3"/>
      <text:p text:style-name="P3">Тут м<text:span text:style-name="T12">еня, </text:span>наконец,<text:span text:style-name="T12">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 </text:span><text:span text:style-name="T1">Сахарная Ватка</text:span><text:span text:style-name="T55">!</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30">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2">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30">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2">Спи, Сестра моя родная,<text:line-break/>Спи. Усни.<text:line-break/>Крыльями тебя укрою,<text:line-break/>Спи. Усни.</text:p><text:p text:style-name="P142"><text:tab/>В чаще тёмной волки воют,<text:line-break/>Спи. Усни.</text:p><text:p text:style-name="P142"><text:tab/>В мрачном замке духи ноют,<text:line-break/>Спи. Усни.</text:p><text:p text:style-name="P142"><text:tab/>Сказки вечность нам читает,<text:line-break/>Спи. Усни.<text:line-break/>День осенний угасает,<text:line-break/>Спи. Усни.<text:line-break/>Помни только в сне глубоком,</text:p><text:p text:style-name="P142"><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3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0">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сматри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2">–</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7"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8339484432990082493" text:style-name="L1">
        <text:list-item>
          <text:p text:style-name="P14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8">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8">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8">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pan> <text:span text:style-name="T81">Проклятье</text:span>, как меня <text:span text:style-name="T1">достала</text:span> эта архаика! Когда-нибудь пошлю <text:span text:style-name="T82">к дискорду</text:span>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40"><text:s/>Сколько страниц сегодня нахреначили?</text:p><text:p text:style-name="P141">– <text:span text:style-name="T1">Восемь, учитель!</text:span></text:p><text:p text:style-name="P141">– Отлично. Надиктую ещё две и сбегаешь за кофе.</text:p></text:note-body></text:note></text:span></text:p>
        </text:list-item>
      </text:list>
      <text:p text:style-name="P4"/>
      <text:p text:style-name="P9">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2">.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6"> </text:span>гор.</text:p>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text:soft-page-break/>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8">Новости двора: </text:span><text:span text:style-name="T9">состояние </text:span><text:span text:style-name="T28">здоровь</text:span><text:span text:style-name="T9">я</text:span><text:span text:style-name="T28">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8">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8">В Додж-Сити продолжаются исчезновения пони. Шериф подал в отставку…</text:span>”. “<text:span text:style-name="T28">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text:span><text:span text:style-name="T11">Ё</text:span><text:span text:style-name="T1">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7"><text:soft-page-break/><text:span text:style-name="T12">Ну, понятно, в элитном придворцовом квартале, который представляет из себя </text:span><text:span text:style-name="T1">верхний город</text:span><text:span text:style-name="T12">, цены кусаются. Топай вниз, Анон, на окраину!</text:span></text:p>
      <text:p text:style-name="P17">Но, блин, корявые пальцы внесли свою коррективу в шопинг-план!</text:p>
      <text:p text:style-name="P17"/>
      <text:p text:style-name="P77"><text:span text:style-name="T12">Как раз </text:span><text:span text:style-name="T1">на мосту, </text:span><text:span text:style-name="T12">на спуске в нижний </text:span><text:span text:style-name="T1">город, </text:span><text:span text:style-name="T12">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9">Подобно олуху из дешёвой комедии, я припустил со всех ног за монеткой и в долгой погоне <text:span text:style-name="T12">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text:soft-page-break/>–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0">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30">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0">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0">платформ </text:span><text:span text:style-name="T31">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80">Весь </text:span><text:span text:style-name="T1">Кантерлот</text:span> на рогах стоял!<text:span text:style-name="T30"> И никто ж не догадывался, что она </text:span><text:span text:style-name="T31">сделана по королевскому заказу</text:span><text:span text:style-name="T30">! Её </text:span><text:span text:style-name="T31">Солнечное </text:span><text:span text:style-name="T30"><text:s/>Высочество только тихо посмеивались в крыло, наблюдая за нашими триумфами с трибуны.</text:span></text:p>
      <text:p text:style-name="P17">Норф любовно погладил обтекатель кареты и стал подымать её на домкрате.</text:p>
      <text:p text:style-name="P17"><text:soft-page-break/>–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Магдалена Фрискай-Каррус, <text:span text:style-name="T1">2088</text:span><text:span text:style-name="T30"> – </text:span><text:span text:style-name="T31">2135</text:span><text:span text:style-name="T30"> A.C.</text:span><text:span text:style-name="T31">»</text:span>.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2">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30">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text:soft-page-break/>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Клянусь, дорогая, это в прошлом! И</text:span>,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pan text:style-name="T12">За прошедшие дни я уже привык и к магии, и к разумным эквиноподобным и даже </text:span><text:span text:style-name="T1">к деревянным дирижаблям</text:span><text:span text:style-name="T12">.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3"><text:span text:style-name="T1"/></text:p>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2">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 </text:span><text:s/>И доктор Плантаго, должно быть, забыл, что оставлять меня без сладостей опасно для государства. Я лишь исправляю его оплошность…</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2">–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text:soft-page-break/>Аликорница нервно хохотнула.</text:p>
      <text:p text:style-name="P35">– А по-моему, ты не…</text:p>
      <text:p text:style-name="P33"><text:span text:style-name="T13">–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2">– </text:span>Не забывай, человек, я — могущественный маг и правитель Эквестрии. Ко мне нужно относиться с должным уважением!</text:p>
      <text:p text:style-name="P47"><text:span text:style-name="T12">– </text:span>А то что? Превратишь в жабу? Сошлёшь на луну? Убьёшь нахер?</text:p>
      <text:p text:style-name="P47">Аликорница сникла. Уши её опустились.</text:p>
      <text:p text:style-name="P47"><text:span text:style-name="T12">– Анонимус</text:span>, не надо… Ты же знаешь, я этого не сделаю.</text:p>
      <text:p text:style-name="P47"><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47"><text:span text:style-name="T12">Аликорница уселась н</text:span>а пол <text:span text:style-name="T12">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2">– Лады! Вот видишь, со мной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47"><text:span text:style-name="T12">Л</text:span>ампа<text:span text:style-name="T12"> отбрасывал</text:span>а<text:span text:style-name="T12"> мягкие тени на стену библиотеки. Селестия, расположи</text:span>вшись<text:span text:style-name="T12"> лёжа у моего кресл</text:span>а,<text:span text:style-name="T12">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2">– </text:span>Вот, читай отсюда. <text:span text:style-name="T12">– а</text:span>ликорница подчеркнула абзац копытом.</text:p>
      <text:p text:style-name="P47"/>
      <text:p text:style-name="P48">***</text:p>
      <text:p text:style-name="P48"/>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text:soft-page-break/>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 Ээээ… ммм… А вы пробовали обратиться к врачу? – начал я как можно мягче.</text:p>
      <text:p text:style-name="P35"><text:soft-page-break/></text:p>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35">Потом она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text:soft-page-break/>–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подняла на меня глаз. <text:span text:style-name="T63">Прижав </text:span>уши к голове, <text:span text:style-name="T63">она дала</text:span> задний ход <text:span text:style-name="T63">и </text:span>выкарабкалась обратно. Окинув библиотеку отчаянным взглядом, <text:span text:style-name="T63">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text:span text:style-name="T1">Я</text:span> помогу! – <text:s/>Селестия изогнула шею и стала зубами сжимать защёлку.</text:p>
      <text:p text:style-name="P35"/>
      <text:p text:style-name="P35">ШЛОП!</text:p>
      <text:p text:style-name="P35"/>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5">–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text:soft-page-break/>– Добрый вечер, мои дорогие.</text:p>
      <text:p text:style-name="P3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text:soft-page-break/>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text:soft-page-break/>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
      <text:p text:style-name="P47">…</text:p>
      <text:p text:style-name="P47"/>
      <text:p text:style-name="P58">Я открываю глаза.</text:p>
      <text:p text:style-name="P5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58">Странно, почему я не ощущаю его? Неважно!</text:p>
      <text:p text:style-name="P58">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8">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1">сли бы я вспомнила вовремя, я бы предупредила тебя, чтобы ты смог сконцентрироваться.</text:span></text:p>
      <text:p text:style-name="P47">Я вымучено рассмеялся.</text:p>
      <text:p text:style-name="P47"><text:soft-page-break/>–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text:p text:style-name="P47">– Надо повторить.</text:p>
      <text:p text:style-name="P47">– Что?</text:p>
      <text:p text:style-name="P47">– Надо повторить урок. Я почти усвоил технику.</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5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6">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6">Тумбочка.</text:span> Листок… <text:span text:style-name="T76">Тумбочка! Я охватываю вниманием тумбочку. Красивая тумбочка с выпуклым рисунком луны на дверце. Старательным таким рисунком луны с тремя кратерами и светлым полумесяцем по правому краю. Сила струится через меня и упирается во что-то большое и тяжёлое. </text:span><text:span text:style-name="T77">Всё пошло не так. Не могу уловить точку концентрации. Сила приложена к чему-то большему, чем лист бумаги. К чему-то неизмеримо большему. </text:span><text:span text:style-name="T76">Да хер с ней, с бумажкой! Тумбочка с луной! Поднимаю! Блин, она реально тяжёлая! Но у меня получается, я чувствую это! Она поддаётся! Й-о-о!!! Вот это силища! Ура! </text:span><text:span text:style-name="T77">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text:soft-page-break/>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2">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text:soft-page-break/>–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57"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text:soft-page-break/></text:p>
      <text:p text:style-name="P47">Ох! Во что же это такое ты вляпался, Анон? За кого они тебя, чёрт побери, принимают?</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мозгах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опилок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text:soft-page-break/></text:p>
      <text:p text:style-name="P48">***</text:p>
      <text:p text:style-name="P47"/>
      <text:p text:style-name="P58">…после Великого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он немедленно предоставил мне три часа свободы в день.</text:p>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text:soft-page-break/>–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и-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 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text:soft-page-break/>–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text:soft-page-break/>–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text:soft-page-break/>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2">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 ли, мою попытку она видеть не могла, у неё же нет глаз на затылке.</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text:soft-page-break/></text:p>
      <text:p text:style-name="P47">Ко мне пришло неудобное чувство. Магия аликорницы подарила мне вторую юность, а вместе с ней и…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text:soft-page-break/>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text:soft-page-break/>–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8">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8">И ТЫ ЖЕЛАЕШЬ, ЧТОБ Я ОТКРЫЛ ТЕБЕ ТАЙНУ ЧЁРНОГО ЭКРАНА? ТЕБЕ, ПРИЯТЕЛЮ НАДОЕДЛИВЫХ ПОНИ? ПРИЯТЕЛЮ ГНУСНОЙ ПРОВОЗВЕСТНИЦЫ СОЛНЦА?</text:span></text:p>
      <text:p text:style-name="P50"><text:soft-page-break/>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8">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63">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text:soft-page-break/>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
      <text:p text:style-name="P47">Нет! Только не это!!! Проклятье! Воздух тут порченый, что ли? Я отвёл глаза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2">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куда-то поверх меня в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text:soft-page-break/></text:p>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text:soft-page-break/>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3">любви</text:span> начинаешь понимать только тогда, когда <text:span text:style-name="T63">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text:soft-page-break/>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text:soft-page-break/>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57" text:outline-level="2">8. Стыд</text:h>
      <text:p text:style-name="P138"/>
      <text:p text:style-name="P58">~~~ Завтра на семь в библиотеке. Селестия ~~~</text:p>
      <text:p text:style-name="P58"/>
      <text:p text:style-name="P47"><text:soft-page-break/>–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text:soft-page-break/>–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text:soft-page-break/>–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3">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3">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63">стоит</text:span> защита памяти. Я поставила её, когда сражалась с Иггусом… Правда, защита еле действует, так как прошло очень много времени.</text:p>
      <text:p text:style-name="P47"><text:soft-page-break/>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text:soft-page-break/>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6">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text:soft-page-break/>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2">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не торопись,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2">–</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oft-page-break/><text:span text:style-name="T12">–</text:span> Эмм… Они… м-м-м… не больны… в некотором смысле… <text:span text:style-name="T12">–</text:span> гонец изо всех сил ковырял копытом <text:s/>п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oft-page-break/><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3">старший. </text:span><text:span text:style-name="T2">–</text:span><text:span text:style-name="T5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2">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text:soft-page-break/>–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text:soft-page-break/>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2">—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2">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text:soft-page-break/>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2">—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2">10</text:span>. (40*<text:span text:style-name="T12">ctg(Pi/4)-6)/(ln(e)-sin(0))</text:span></text:h>
      <text:p text:style-name="P47"/>
      <text:p text:style-name="P58"><text:soft-page-break/>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6"> </text:span>(быть может, к счастью). Всё, что я могу <text:span text:style-name="T12">— оставить тебе напутствие.</text:span></text:p>
      <text:p text:style-name="P58"><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58">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4">—</text:span> чудес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Анонимус.</text:p>
      <text:p text:style-name="P1">Я захлопнул трактат<text:span text:style-name="T12">.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Анониму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6"> </text:span><text:span text:style-name="T41">— вся архитектура явно </text:span><text:span text:style-name="T32">была </text:span><text:span text:style-name="T41">заточена под крылатых. Таких, для которых приземлиться на балкон в тронном зале или уйти через портик на крыше</text:span><text:span text:style-name="T56"> </text:span><text:span text:style-name="T41">— обычное дело. </text:span><text:span text:style-name="T56">Хорошо, что </text:span><text:span text:style-name="T4">заместительная терапия Селестии и </text:span><text:span text:style-name="T56">ежедневные посещения каретной мастерской подняли мой тонус, изрядно посаженный сидячим образом жизни.</text:span></text:p>
      <text:p text:style-name="P1"><text:span text:style-name="T5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oft-page-break/><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63">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41">— книжный шкаф и напольная подставка для чтения с </text:span><text:span text:style-name="T32">упором в виде </text:span><text:span text:style-name="T41">голов</text:span><text:span text:style-name="T32">ы</text:span><text:span text:style-name="T41">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32">жаровни</text:span><text:span text:style-name="T41"> и фонтанчик</text:span><text:span text:style-name="T32">а</text:span><text:span text:style-name="T41">. </text:span><text:span text:style-name="T32">Каменный пол комнаты был покрыт розовым ковром с длиннейшим ворсом.</text:span><text:span text:style-name="T41"> </text:span><text:span text:style-name="T32">Его центр занимал высокий </text:span><text:span text:style-name="T41">кругл</text:span><text:span text:style-name="T32">ый</text:span><text:span text:style-name="T41"> </text:span><text:span text:style-name="T32">футон</text:span><text:span text:style-name="T41"> </text:span><text:span text:style-name="T32">с</text:span><text:span text:style-name="T41"> велик</text:span><text:span text:style-name="T32">им</text:span><text:span text:style-name="T41"> множество</text:span><text:span text:style-name="T32">м</text:span><text:span text:style-name="T41"> подушек. Среди них я с удивлением заметил плюшевую единорожку </text:span><text:span text:style-name="T32">фиолетового</text:span><text:span text:style-name="T41">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text:soft-page-break/>–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2">—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2">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2">.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2">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2">—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oft-page-break/><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
      <text:p text:style-name="P35">Мне казалось, мак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3">Мне печалиться не стоит</text:p><text:p text:style-name="P143">Жизнь прекрасна и полна</text:p><text:p text:style-name="P143">Телом молода, душою —</text:p><text:p text:style-name="P143">Как дракон морской мудра</text:p><text:p text:style-name="P143"/><text:p text:style-name="P143">Я видала взлёт империй,</text:p><text:p text:style-name="P143">Я жила среди легенд,</text:p><text:p text:style-name="P143">Древней магии мистерий</text:p><text:p text:style-name="P143">Я прилежнейший студент</text:p><text:p text:style-name="P143"/><text:p text:style-name="P143">Обожаема народом,</text:p><text:p text:style-name="P143">Уважаема врагом —</text:p><text:p text:style-name="P143">Но друзья остались в прошлом,</text:p><text:p text:style-name="P143">Пустота пришла в мой дом</text:p><text:p text:style-name="P143"/><text:p text:style-name="P143">Одинока и печальна,</text:p><text:p text:style-name="P143">Недоступна и строга,</text:p><text:p text:style-name="P143">Потеряла изначальный</text:p><text:p text:style-name="P143">Смысл жизни навсегда</text:p><text:p text:style-name="P143"/><text:p text:style-name="P143">Жизнь моя теперь публична,</text:p><text:p text:style-name="P143">Жизнь моя теперь для всех,</text:p><text:p text:style-name="P143">В этом — горе, в этом — счастье,</text:p><text:p text:style-name="P143">В этом плач и в этом смех.</text:p></text:note-body></text:note>.</text:p>
      <text:p text:style-name="P35"><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text:soft-page-break/></text:p>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2">— </text:span>фантазировать на эротические темы с фантастическим уклоном, и совсем другое <text:span text:style-name="T12">—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2">–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text:soft-page-break/>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7">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text:soft-page-break/>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2">–</text:span> Иногда хочется забыться, <text:span text:style-name="T12">–</text:span> перехватила мой взгляд аликорница, <text:span text:style-name="T12">–</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2">–</text:span> А <text:span text:style-name="T1">водку</text:span> у вас принято пить?</text:p>
      <text:p text:style-name="P33"><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47"><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text:soft-page-break/>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2">– Я несказанно рада, что, наконец-то, могу назвать тебя своим ближайшим другом. </text:span>– мурлыкнула Селестия. – <text:span text:style-name="T12">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2">– Это ты называешь </text:span>«<text:span text:style-name="T12">дружбой</text:span>»<text:span text:style-name="T12">? – с </text:span>улыбкой хмыкнул<text:span text:style-name="T12"> я. – </text:span>Мне нравится твоё чувство юмора.</text:p>
      <text:p text:style-name="P47">Аликорница в недоумении взглянула на меня.</text:p>
      <text:p text:style-name="P47"><text:span text:style-name="T12">–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2">– </text:span>Нет, что ты, Сел, не мели ерунды! Я всем доволен, я просто в восторге. Мне вообще кажется, что я попал в рай, прямо в храм любви,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поняла моих чувств к тебе. Я <text:span text:style-name="T12">—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
      <text:p text:style-name="P35">…</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text:soft-page-break/>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32">«</text:span>сказочной обезьяне из Вечнодикого леса<text:span text:style-name="T32">»</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text:soft-page-break/></text:p>
      <text:p text:style-name="P1"><text:span text:style-name="T41">– </text:span><text:span text:style-name="T32">Говорят, в Додж-сити почти не осталось жителей. В местном депо перестали обслуживать паровозы из-за нехватки рабочих. Старик </text:span><text:span text:style-name="T41">–</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1">– </text:span><text:span text:style-name="T45">А из Пинто Крика уже месяц нет новостей…</text:span></text:p>
      <text:p text:style-name="P3"><text:span text:style-name="T41">– </text:span><text:span text:style-name="T45">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5">– </text:span>“<text:span text:style-name="T1">Что я могу сделать, чтобы вернуть всё назад?</text:span>”</text:p>
      <text:p text:style-name="P15"><text:span text:style-name="T45">– </text:span><text:span text:style-name="T32">Так и сказала?</text:span></text:p>
      <text:p text:style-name="P1"><text:span text:style-name="T41">–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5">– </text:span><text:span text:style-name="T32">Что бы это значило, Флёр?</text:span></text:p>
      <text:p text:style-name="P15"><text:span text:style-name="T45">–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2">–</text:span> <text:span text:style-name="T1">Ты</text:span>?</text:p>
      <text:p text:style-name="P34"><text:soft-page-break/>–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2">–</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40">—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4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2">–</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8">— </text:span><text:span text:style-name="T60">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60">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text:soft-page-break/>–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text:soft-page-break/>–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text:span><text:soft-page-break/><text:span text:style-name="T3">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2">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3">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oft-page-break/><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6">.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2">И это ты ещё не видел, что творится в других министерствах, Анонимус! За тысячу лет Нашего отсутствия Сестра превратила М<text:span text:style-name="T30">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6">— </text:span><text:span text:style-name="T4">зачем привлекать ненужное внимание</text:span><text:span text:style-name="T56"> к своей особе? </text:span><text:span text:style-name="T4">После всеобщего интереса кантерлотской знати к тебе, как к королевскому любимчику, тебе хочется покоя.</text:span><text:span text:style-name="T56"> Да и собраться с мыслями проще в доме, избавленном от </text:span><text:span text:style-name="T4">гостинничной </text:span><text:span text:style-name="T56">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1">–</text:span><text:span text:style-name="T32">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text:soft-page-break/>–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text:soft-page-break/>–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text:soft-page-break/>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text:soft-page-break/>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4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1">исчезновений уже год. Почту за честь работать </text:span><text:span text:style-name="T32">под твоим руководством</text:span><text:span text:style-name="T41">. Погоди немного, я </text:span><text:span text:style-name="T32">от</text:span><text:span text:style-name="T41">систематизирую нужную информацию и расскажу тебе, насколько далеко смогла продвинуться.</text:span></text:p>
      <text:p text:style-name="P33">“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3">,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text:soft-page-break/>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8"><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2">«…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text:span><text:soft-page-break/><text:span text:style-name="T22">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text:span>А<text:span text:style-name="T12"> что, если…”</text:span></text:p>
      <text:p text:style-name="P47"><text:span text:style-name="T12">–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text:soft-page-break/>–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60">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2">— максимум двух пони, </text:span>после чего мне придётся восстанавливаться около трёх <text:soft-page-break/>месяцев<text:span text:style-name="T12">. С вами же я связана в круг Элементов Гармонии, что позволит мне вызвать магический резонанс и вовлечь в </text:span>Прозрение вас всех<text:span text:style-name="T12">.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9"/>
      <text:p text:style-name="P58">Дата: 12.04.2142 А.<text:span text:style-name="T12">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soft-page-break/>~~~</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4">— солнце. Моё солнце.</text:span><text:span text:style-name="T38">”</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8">ведь </text:span><text:span text:style-name="T44">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30">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text:soft-page-break/>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50"> </text:span><text:span text:style-name="T39">Видения этих городов</text:span><text:span text:style-name="T50"> дрожали, <text:s/>пересекались </text:span><text:span text:style-name="T39">и постоянно множились</text:span><text:span text:style-name="T50">.</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2">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6">—</text:span><text:span text:style-name="T17"> </text:span><text:span text:style-name="T60">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58">Дата: 12.04.<text:span text:style-name="T12">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32">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text:soft-page-break/>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4">чёрный экран?</text:span></text:p>
      <text:p text:style-name="P44"/>
      <text:p text:style-name="P48">***</text:p>
      <text:p text:style-name="P47"/>
      <text:p text:style-name="P58">Дата: 12.04.<text:span text:style-name="T12">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2">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soft-page-break/>~~~</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30"> с использованием </text:span><text:span text:style-name="T31">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text:soft-page-break/>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text:soft-page-break/>–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text:soft-page-break/>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text:soft-page-break/>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text:soft-page-break/>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6">—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text:soft-page-break/></text:p>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60">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text:soft-page-break/>–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5">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text:soft-page-break/>–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1">—</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text:soft-page-break/>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2">заклинание П</text:span>розрения<text:span text:style-name="T12">.</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text:soft-page-break/>–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2">—</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Я всего лишь единорог, не то, что некоторые!</text:span><text:span text:style-name="T41"> </text:span><text:span text:style-name="T32">Мощнее ускорителя только магия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text:span text:style-name="T1">Анон</text:span>.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41">– Я </text:span><text:span text:style-name="T45">всегда буду оставаться в тени. </text:span><text:span text:style-name="T41">– </text:span><text:span text:style-name="T45">хлюпала единорожка. </text:span><text:span text:style-name="T41">– </text:span><text:span text:style-name="T45">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2">– </text:span>Ты?!</text:p>
      <text:p text:style-name="P97"><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7"><text:span text:style-name="T12">– М</text:span>ожет, тогда ты скажешь, что в нём пошло не так и почему к вам попал я, а не сверхаликорн?</text:p>
      <text:p text:style-name="P97"><text:span text:style-name="T12">– </text:span>Не скажу. Заклинания Стар Свирла Бородатого обычно если срабатывают, то без ошибок.</text:p>
      <text:p text:style-name="P47"><text:span text:style-name="T12">– Если </text:span>только <text:span text:style-name="T12">их правильно вызывают. – </text:span>пробурчал Спайк, возвращаясь в корзинку.</text:p>
      <text:p text:style-name="P47">Я озадаченно взглянул на единорожку.</text:p>
      <text:p text:style-name="P33"><text:span text:style-name="T12">–</text:span> <text:span text:style-name="T1">Эмм. </text:span>Что он имел ввиду?</text:p>
      <text:p text:style-name="P33"><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6"> </text:span><text:span text:style-name="T10">для второй попытки </text:span>пришлось <text:soft-page-break/>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2">–</text:span> <text:span text:style-name="T1">е</text:span>динорожка опустила голову.</text:p>
      <text:p text:style-name="P33"><text:span text:style-name="T12">–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2">–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2">– </text:span><text:span text:style-name="T1">Хм. Нет.</text:span></text:p>
      <text:p text:style-name="P33"><text:span text:style-name="T12">– </text:span><text:span text:style-name="T1">А друзья?</text:span></text:p>
      <text:p text:style-name="P33"><text:span text:style-name="T12">– </text:span><text:span text:style-name="T1">У меня был друг. Погиб два месяца назад.</text:span></text:p>
      <text:p text:style-name="P64">Уши единорожки опустились в печали.</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1">—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32">«кстати, это идея…»</text:span></text:p>
      <text:p text:style-name="P1"><text:span text:style-name="T12">–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1">.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2">.</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8">Чужестранец-примат разбил сердце нашей обожаемой Селестии! Двор в отчаянии </text:span><text:span text:style-name="T16">—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oft-page-break/><text:span text:style-name="T12">– </text:span>Привет, Эй-Джей! У тебя проблемы?</text:p>
      <text:p text:style-name="P47"><text:span text:style-name="T12">– </text:span>Привет, сахарок. <text:span text:style-name="T12">– </text:span>озабоченно поприветствовала меня фермерша.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2">– </text:span>А ты, Большой Мак, вместо того, ш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2">–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2">–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2">– Г</text:span>отово. Принимай работу, хозяйка!</text:p>
      <text:p text:style-name="P47">Эпплджек присвистнула и стиснула меня в сокрушающих объятиях.</text:p>
      <text:p text:style-name="P47"><text:span text:style-name="T12">–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2">–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2">–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2">–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7">— </text:span><text:span text:style-name="T60">именно в такой последовательности.</text:span></text:p>
      <text:p text:style-name="P47"><text:soft-page-break/>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7">— </text:span><text:span text:style-name="T60">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2">– </text:span>Свободно? <text:span text:style-name="T12">– </text:span>спросил я у единственной пони, сидящей за столиком.</text:p>
      <text:p text:style-name="P47"><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2">– <text:s/></text:span>Пирог с грибами, яишницу и чизкейк<text:span text:style-name="T12"> – </text:span>сообщил я подошедшей официантке.</text:p>
      <text:p text:style-name="P47"><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ак подушка, к тому же.</text:p>
      <text:p text:style-name="P47"><text:span text:style-name="T12">– </text:span>И салат «по-кантерлотски». <text:span text:style-name="T12">–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2">– </text:span>Вы, наверное, ждёте кого-то?</text:p>
      <text:p text:style-name="P49"><text:span text:style-name="T12">– </text:span>Неа.</text:p>
      <text:p text:style-name="P49"><text:span text:style-name="T12">– </text:span>Просто обедаете?</text:p>
      <text:p text:style-name="P49"><text:span text:style-name="T12">– </text:span>Неа.</text:p>
      <text:p text:style-name="P49"><text:span text:style-name="T12">– </text:span>Просто сидите и мрачно смотрите на меня?</text:p>
      <text:p text:style-name="P49"><text:span text:style-name="T12">– </text:span>Неа.</text:p>
      <text:p text:style-name="P49"/>
      <text:p text:style-name="P49">Хм, а эта пони не из разговорчивых. Ну ладно.</text:p>
      <text:p text:style-name="P41"/>
      <text:p text:style-name="P49"><text:span text:style-name="T12">– </text:span>А что же вы делаете?</text:p>
      <text:p text:style-name="P49"><text:span text:style-name="T12">– </text:span>Веселюсь. <text:span text:style-name="T12">– </text:span>мрачно заявила пони.</text:p>
      <text:p text:style-name="P49"><text:span text:style-name="T12">–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2">–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2">– </text:span>Мы с вами раньше встречались?</text:p>
      <text:p text:style-name="P49"><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Нон-нон, и ты программист, и тебе сорок один год, и ты <text:soft-page-break/>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2">– </text:span>Оставь, Салвер.<text:span text:style-name="T12"> </text:span>Ему за счёт заведения.</text:p>
      <text:p text:style-name="P47"><text:span text:style-name="T12">– </text:span>Ясно, мисс Пинки. <text:span text:style-name="T12">– </text:span>официантка кивнула и ушла.</text:p>
      <text:p text:style-name="P47"><text:span text:style-name="T12">– Ч</text:span>его-о-о?<text:span text:style-name="T12"> </text:span>Так это твой бар?</text:p>
      <text:p text:style-name="P47"><text:span text:style-name="T12">– </text:span>Агась. <text:span text:style-name="T12">– </text:span>поняха развела копыт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2">– </text:span>Тихо-тихо. <text:span text:style-name="T12">– </text:span>я оглянулся на посетителей. Поняху определённо надо было успокоить: шёпот Пинки, наверное, был слышен даже на улице. <text:span text:style-name="T12">– </text:span>Не вспоминай опять. Давай лучше выпьем на брудершафт. За знакомство.</text:p>
      <text:p text:style-name="P47"><text:span text:style-name="T12">– </text:span>Агась! <text:span text:style-name="T12">– согласно </text:span>кивнула пони, придвигая ко мне бутылку. <text:span text:style-name="T12">–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2">– </text:span>У меня есть идея получше. <text:span text:style-name="T12">– </text:span>на свет показалась фляга Большого Макинтоша.</text:p>
      <text:p text:style-name="P47"><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2">– </text:span>Починил телегу. Только молчок про самогон, раз уж ты в курсе. <text:span text:style-name="T12">– </text:span>я разлил сидр по чашкам.</text:p>
      <text:p text:style-name="P47"><text:span text:style-name="T12">– </text:span>Да ты что?! Чтоб я раз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2">–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2">– У </text:span>тебя такая смешная мордочка! <text:span text:style-name="T12">– </text:span>захихикали Пинки, покачиваясь. <text:span text:style-name="T12">– </text:span>Как будто ты <text:span text:style-name="T60">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2">– </text:span>Эмм… Скажи-ка мне, мой друг П-п-пинки… Легенда про фаэри <text:span text:style-name="T17">— </text:span><text:span text:style-name="T60">эт правда?</text:span></text:p>
      <text:p text:style-name="P47"><text:span text:style-name="T17">– </text:span><text:span text:style-name="T60">Какая из? Их много, вообще-то. Ик!</text:span></text:p>
      <text:p text:style-name="P47"><text:span text:style-name="T17">– </text:span><text:span text:style-name="T60">Про принцесс. Про то, что они фаэри, спустившиеся с неба во плоти, чтоб помогать пони управлять Эквестрией?</text:span></text:p>
      <text:p text:style-name="P47"><text:soft-page-break/><text:span text:style-name="T17">– Н</text:span><text:span text:style-name="T60">он-нон, </text:span><text:span text:style-name="T17">– </text:span><text:span text:style-name="T60">захихикала Пинки, взъерошив копытами розовые кудряшки и попытавшись соорудить из них бороду, </text:span><text:span text:style-name="T17">– </text:span><text:span text:style-name="T6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7">– </text:span><text:span text:style-name="T60">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7">– </text:span><text:span text:style-name="T60">Ты что-о-о! Нельзя любить фаэри! Она похитит твоё сердце, и ты будешь искать её, пока не… </text:span><text:span text:style-name="T17">– </text:span><text:span text:style-name="T60">Пинки погрузилась мордочкой в так и не съеденный салат «по-кантерлотски» и захрапела.</text:span></text:p>
      <text:p text:style-name="P47"><text:span text:style-name="T17">– </text:span><text:span text:style-name="T60">Пока не умру?</text:span></text:p>
      <text:p text:style-name="P47"><text:span text:style-name="T17">– </text:span><text:span text:style-name="T60">Нет, глупенький. </text:span><text:span text:style-name="T17">– </text:span><text:span text:style-name="T60">пробулькала Пинки из миски. </text:span><text:span text:style-name="T17">– </text:span><text:span text:style-name="T60">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2">– </text:span>Судя по тому, как ты стремительно сбежал от меня не попрощавшись, у тебя проблемы. <text:span text:style-name="T12">– </text:span>заметила с укором кобылка. <text:span text:style-name="T12">– </text:span>Странно, мы, вроде, только сегодня познакомились.</text:p>
      <text:p text:style-name="P50"><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0"><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0"><text:span text:style-name="T12">–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text:soft-page-break/>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2">– </text:span>Сто-о-ой! <text:span text:style-name="T12">– </text:span>заорал я. <text:span text:style-name="T12">– </text:span>Выпрыгивай из бочки!!!</text:p>
      <text:p text:style-name="P50">Кобылка-пилот улыбнулась и постукала копытцем по шлему, показывая, что не слышит меня.</text:p>
      <text:p text:style-name="P50"><text:span text:style-name="T12">– </text:span>Выпрыгива-а-а… <text:span text:style-name="T12">–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pan text:style-name="T12">– </text:span>Э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2">– </text:span>Смотри, вот те и ответ на вопрос, куда деваются пони!</text:p>
      <text:p text:style-name="P50"><text:span text:style-name="T12">– </text:span>Где? <text:span text:style-name="T12">– </text:span>единорожка начала оглядываться.</text:p>
      <text:p text:style-name="P50"><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0"><text:span text:style-name="T12">– </text:span>И что? Я всё равно не пойму, куда деваются пони? И куда пропала Скуталу?</text:p>
      <text:p text:style-name="P50"><text:span text:style-name="T12">– Я </text:span>их ем. <text:span text:style-name="T12">– </text:span>зверски ухмыльнувшись, сообщил я кобылкам. <text:span text:style-name="T12">–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text:soft-page-break/>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0"><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0"><text:soft-page-break/>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2">P.S. Н</text:span>е гневите мироздание воровством! <text:span text:style-name="T28">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3"/>
      <text:p text:style-name="P50"><text:span text:style-name="T12">–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oft-page-break/><text:span text:style-name="T12">–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 написать солнцем «<text:span text:style-name="T12">х#й</text:span>» на небе, чем заставить пони-чинушу поступиться хотя бы запятой в должностных инструкциях.</text:p>
      <text:p text:style-name="P50"><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0"><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2">– </text:span>Это неправильно! <text:span text:style-name="T12">– </text:span>заявила Рэйнбоу Дэш, отвернувшись от окна.</text:p>
      <text:p text:style-name="P50"><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0"><text:span text:style-name="T12">– </text:span>Да я не про то! <text:span text:style-name="T12">– </text:span>отмахнулась пегаска. <text:span text:style-name="T12">– </text:span>Посмотри на поле.</text:p>
      <text:p text:style-name="P50"><text:span text:style-name="T12">– </text:span>И что? Поле как поле.</text:p>
      <text:p text:style-name="P50"><text:span text:style-name="T12">– </text:span>Оно не убрано. <text:span text:style-name="T12">– </text:span>мрачно ответила пегаска. <text:span text:style-name="T12">–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2">– </text:span>У самого посёлка поля убраны. Наверняка дойдёт дело и до остальных.</text:p>
      <text:p text:style-name="P50"><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2">– </text:span>Спасибо, но от пинкиных плюшек у меня фланки округляются.</text:p>
      <text:p text:style-name="P50"><text:span text:style-name="T12">– </text:span>Да ладно тебе, Дэш! От одной не округлятся.</text:p>
      <text:p text:style-name="P50"><text:span text:style-name="T12">– </text:span>От одной —<text:span text:style-name="T12"> </text:span>нет. Но я же на одной не остановлюсь. <text:span text:style-name="T12">– п</text:span>егаска взяла карту и нахмурилась. <text:span text:style-name="T12">–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2"> </text:span>Как будто…</text:p>
      <text:p text:style-name="P50"><text:span text:style-name="T12">–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2">– </text:span>Они паслись… Ты можешь себе представить? Анон! Они ПАСЛИСЬ! Ели траву, как какие-то дикари! Фигня какая-то…</text:p>
      <text:p text:style-name="P50"><text:soft-page-break/>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2">– </text:span>Что за…?</text:p>
      <text:p text:style-name="P126">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2">– </text:span>Леди и джентльпони! Просьба не паниковать! Поезд дальше не идёт: впереди провал! <text:span text:style-name="T12">– </text:span>крикнул проводник.</text:p>
      <text:p text:style-name="P50"><text:span text:style-name="T12">– </text:span>Какой ещё, в дышло, провал? Я проезжал тут два дня назад!</text:p>
      <text:p text:style-name="P50"><text:span text:style-name="T12">– </text:span>Безобразие! Верните мне деньги за билет!</text:p>
      <text:p text:style-name="P50"><text:span text:style-name="T12">– </text:span>Как вы смеете! Я опоздаю в порт! Вы будете платить неустойку! <text:s/><text:span text:style-name="T12">–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2">– </text:span>Эта дыра фиг знает на сколько длится! <text:span text:style-name="T12">– </text:span>заявила Дэш, выныривая из темноты. <text:span text:style-name="T12">–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2">– </text:span>Дэш, нам надо на ту сторону.</text:p>
      <text:p text:style-name="P50">Пегаска развела копытами.</text:p>
      <text:p text:style-name="P50"><text:span text:style-name="T12">– </text:span>Нет проблем. Я могу тебя перенести.</text:p>
      <text:p text:style-name="P50">Я с сомнением посмотрел на пегаску. Дэш в холке была мне по пояс.</text:p>
      <text:p text:style-name="P50"><text:soft-page-break/><text:span text:style-name="T12">–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0">Мля.</text:p>
      <text:p text:style-name="P50"><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2">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soft-page-break/></text:p>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2">– </text:span>Ты как, в порядке? Анон? <text:span text:style-name="T12">– п</text:span>егаска озабоченно потрогала меня за плечо. <text:span text:style-name="T12">–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2">–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9">Принцесса Селестия Эквестрийская, Дневная Глава Диархии, Непобедимое Солнце, Защитница Кантерлота, Страж Эверфри и прочая и прочая…» </text:span><text:span text:style-name="T42">– </text:span><text:span text:style-name="T46">прочитал охранник, близоруко щурясь.</text:span></text:p>
      <text:p text:style-name="P50"/>
      <text:p text:style-name="P50"><text:span text:style-name="T12">– </text:span>Удостоверение личности предъявлять? <text:span text:style-name="T12">– </text:span>осведомился я.</text:p>
      <text:p text:style-name="P50"><text:span text:style-name="T12">– </text:span>Ч-ч-человеку А-а-анонимусу? <text:span text:style-name="T12">–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0">Дэш, ни слова не говоря, прислонила ухо к двери.</text:p>
      <text:p text:style-name="P50"><text:soft-page-break/><text:span text:style-name="T12">– </text:span>Будешь смеяться, но именно этим он и занят. Вызывает полицию по телефону. <text:span text:style-name="T12">– </text:span>сообщила пегаска.</text:p>
      <text:p text:style-name="P50"><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2">– </text:span>Оп-па! <text:span text:style-name="T12">– </text:span>пегаска оторвала ухо от двери. <text:span text:style-name="T12">–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2">– </text:span>Сколько у нас времени?</text:p>
      <text:p text:style-name="P50">Дэш почесала в затылке.</text:p>
      <text:p text:style-name="P50"><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2">–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2">–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2">– “</text:span>Портативный магоэнергетический ускоритель «<text:span text:style-name="T16">Psyntel Rari2+ DDR</text:span>»,<text:span text:style-name="T12"> </text:span>демо-прототип<text:span text:style-name="T12">” – </text:span>прочитал я на бирке. <text:span text:style-name="T12">– </text:span>Оно!</text:p>
      <text:p text:style-name="P50">Снаружи послышался вой сирены и цокот множества копыт.</text:p>
      <text:p text:style-name="P50"><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2">– </text:span>Это твои двадцать минут? <text:span text:style-name="T12">– </text:span>возмутился я. <text:span text:style-name="T12">– </text:span>Да ещё и десяти не прошло!</text:p>
      <text:p text:style-name="P50">Дэш вымучено скривилась.</text:p>
      <text:p text:style-name="P50"><text:soft-page-break/><text:span text:style-name="T12">– Человек</text:span> Анонимус, здание окружено! Мы знаем, что ты внутри! Выходи добровольно, или будешь взят силой! <text:span text:style-name="T12">– </text:span>загремел усиленный мегафоном голос.</text:p>
      <text:p text:style-name="P50">Я разбил топором стеклянные дверцы прибора и вытащил рубины.</text:p>
      <text:p text:style-name="P50"><text:span text:style-name="T12">–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2">– </text:span>Ну уж фигушки. Я тебя тут не оставлю.</text:p>
      <text:p text:style-name="P50"><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2">– Н</text:span>е тупи! <text:span text:style-name="T12">– </text:span>упрямо мотнула головой пегаска. <text:span text:style-name="T12">–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2">– </text:span>Быстро за мной! <text:span text:style-name="T12">–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2">– Ю-</text:span>хууу<text:span text:style-name="T12">!!!</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2">–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2">– Анон</text:span>, подвинься!</text:p>
      <text:p text:style-name="P50">Пегаска оттеснила меня крупом и повернулась к двери задом.</text:p>
      <text:p text:style-name="P50"><text:span text:style-name="T12">–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2">– </text:span>Ты чего на меня так уставился? <text:span text:style-name="T12">– </text:span>подозрительно спросила пегаска.</text:p>
      <text:p text:style-name="P50"><text:span text:style-name="T12">– </text:span>Да так… Не ожидал, что ты такая…</text:p>
      <text:p text:style-name="P50"><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oft-page-break/><text:span text:style-name="T12">– </text:span>Ну вот, теперь действуй! — я положил рубины в кошелёк, повесил его пегаске на шею и вдруг, сам для себя неожиданно, обнял её худенькое тело.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2">– </text:span>Ты! Не! По! Нял! Те! Бе! Не! Льзя! Тут! Ос! Та! ВАТЬСЯ!!! <text:span text:style-name="T12">–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2">–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2">–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2">–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2">–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2">– </text:span>А это у нас кто? Гм-м. Пегаска. Вот так раз! Рэйнбоу Дэш! Какими судьбами?</text:p>
      <text:p text:style-name="P50"><text:span text:style-name="T12">– </text:span>ТРИКСИ! <text:span text:style-name="T12">– <text:s/></text:span>фейсхуфнула Дэш. <text:span text:style-name="T12">– </text:span>Во имя Селестии, ЧТО ты тут делаешь?!!</text:p>
      <text:p text:style-name="P50"><text:soft-page-break/><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2">–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0"><text:span text:style-name="T12">– </text:span>Трикси! Не смей! У нас мегаважное задание! Нам нужно вернуться в Понивилль во что бы то ни стало! <text:span text:style-name="T12">– </text:span>пегаска извивалась изо всех сил, пытаясь выбраться из магического захвата.</text:p>
      <text:p text:style-name="P50"><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2">– </text:span>Ей ведь нельзя рассказывать, да?</text:p>
      <text:p text:style-name="P50"><text:span text:style-name="T12">– </text:span>Нельзя. <text:span text:style-name="T12">– </text:span>подтвердил я. <text:span text:style-name="T12">–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2">–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2">– </text:span>ОГО!</text:p>
      <text:p text:style-name="P50">Единорожка аж села на крыльцо от удивления.</text:p>
      <text:p text:style-name="P50"><text:span text:style-name="T12">–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2">– </text:span>Мы приняли решение не выдавать вас полиции в обмен на то, что вы расскажете нам о вашей секретной миссии!</text:p>
      <text:p text:style-name="P50"><text:span text:style-name="T12">– </text:span>Не пойдёт! <text:span text:style-name="T12">– </text:span>заявил я. <text:span text:style-name="T12">– </text:span>Я уже сказал, что это тайна. Мне добавить нечего.</text:p>
      <text:p text:style-name="P50"><text:span text:style-name="T12">– </text:span>Да неужели? <text:span text:style-name="T12">– </text:span>захлопала ресницами Трикси. <text:span text:style-name="T12">–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text:soft-page-break/></text:p>
      <text:p text:style-name="P50"><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0"><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2">–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8">Исчезновение дневной главы диархии: Эквестрия в панике!</text:span>» (статья двухдневной давности).</text:p>
      <text:p text:style-name="P50">«<text:span text:style-name="T28">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50">«<text:span text:style-name="T28">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37"><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2">– </text:span>Прикинь, а? <text:span text:style-name="T12">– </text:span>участливо ткнулась в меня носом Дэш. <text:span text:style-name="T12">– </text:span>Над моими приколами тоже одна я и смеюсь. У<text:span text:style-name="T12">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2">–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text:soft-page-break/>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2">Show must go on!</text:span></text:p>
      <text:p text:style-name="P50"><text:soft-page-break/>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9"/>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text:soft-page-break/>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8">Добро пожаловать в Груммингтон! Вам здесь рады!</text:span></text:p>
      <text:p text:style-name="P50"><text:span text:style-name="T28">Население города </text:span><text:span text:style-name="T62">302 пони</text:span><text:span text:style-name="T28">.</text:span></text:p>
      <text:p text:style-name="P50"><text:span text:style-name="T62">250 пони</text:span><text:span text:style-name="T28">.</text:span></text:p>
      <text:p text:style-name="P50"><text:span text:style-name="T62">125 поней</text:span><text:span text:style-name="T28">.</text:span></text:p>
      <text:p text:style-name="P50"><text:span text:style-name="T28">54 паня.</text:span>»</text:p>
      <text:p text:style-name="P50"><text:soft-page-break/></text:p>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1">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8">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7">Крепко обнимаю, чешу холку, хлопаю по шее! Твой Анон. </text:span><text:span text:style-name="T21">Дружба </text:span><text:span text:style-name="T37">—</text:span><text:span text:style-name="T21"> </text:span><text:span text:style-name="T3">э</text:span><text:span text:style-name="T21">то, </text:span><text:span text:style-name="T64">так её </text:span><text:span text:style-name="T3">разэтак</text:span><text:span text:style-name="T64">,</text:span><text:span text:style-name="T21"> магия!</text:span></text:p>
      <text:p text:style-name="P147"/>
      <text:p text:style-name="Standard"><text:span text:style-name="T21">P.S. Мне тебя не хватает. Сильно.</text:span><text:span text:style-name="T56">»</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text:soft-page-break/>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text:soft-page-break/>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text:soft-page-break/>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
      <text:p text:style-name="P50">«<text:span text:style-name="T62">37 пни</text:span></text:p>
      <text:p text:style-name="P69">24пн</text:p>
      <text:p text:style-name="P69">15</text:p>
      <text:p text:style-name="P50"><text:span text:style-name="T28">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8">Добро пожаловать в Груммингтон! Вам здесь рады!</text:span></text:p>
      <text:p text:style-name="P50"><text:span text:style-name="T28">Население города </text:span><text:span text:style-name="T62">302 пони</text:span><text:span text:style-name="T28">.</text:span></text:p>
      <text:p text:style-name="P50"><text:span text:style-name="T62">250 пони</text:span><text:span text:style-name="T28">.</text:span></text:p>
      <text:p text:style-name="P50"><text:span text:style-name="T62">125 поней</text:span><text:span text:style-name="T28">.</text:span></text:p>
      <text:p text:style-name="P50"><text:span text:style-name="T28">54 паня.</text:span>»</text:p>
      <text:p text:style-name="P50"/>
      <text:p text:style-name="P50"><text:soft-page-break/>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text:soft-page-break/>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3">«</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3">».</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с аттестатами по ускоренному курсу</text:span>». «<text:span text:style-name="T28">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8">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text:soft-page-break/>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text:soft-page-break/>–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Пегаска положила голову мне на плечо и прижалась всем телом в ответ.</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text:soft-page-break/>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63">И товары</text:span> вовсе<text:span text:style-name="T63"> не </text:span>бесплатные<text:span text:style-name="T63">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text:soft-page-break/>–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63">Оно п</text:span>овсюду. <text:span text:style-name="T63">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text:soft-page-break/>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63">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63">А т</text:span>ы вставать не хотел! Я очень-очень испугалась. <text:span text:style-name="T63">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text:soft-page-break/>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2">–</text:span> А какой у тебя там был образ жизни?</text:p>
      <text:p text:style-name="P50"><text:span text:style-name="T12">–</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2">–</text:span> Лягать-колотить! Ты сидел в тюрьме? За что тебя посадили?</text:p>
      <text:p text:style-name="P50"><text:span text:style-name="T12">–</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2">–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0">о такие… гм… заклинания. Ты </text:span><text:span text:style-name="T39">пишешь</text:span><text:span text:style-name="T50">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53">–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text:soft-page-break/>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2">делать крюк</text:span> в сто миль?! Да это ж ещё неделю ходьбы! У нас картошки осталось на день, твоими стараниями<text:span text:style-name="T12">!</text:span></text:p>
      <text:p text:style-name="P52">Пегаска <text:span text:style-name="T12">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3">матюков мне</text:span> удалось замазать самые большие щели. За тестовый<text:span text:style-name="T63"> </text:span>получасовый заплыв<text:span text:style-name="T63">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text:soft-page-break/>–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63">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63">н жил с пони! И они </text:span>офигенно <text:span text:style-name="T63">любили друг друга! И у них </text:span>был<text:span text:style-name="T63"> </text:span>офигенный <text:span text:style-name="T63">секс! </text:span>И это было офигенно круто!<text:span text:style-name="T63"> </text:span>А ты… Ты <text:span text:style-name="T12">—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
      <text:p text:style-name="P52">КРАК!</text:p>
      <text:p text:style-name="P52"/>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text:soft-page-break/>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4">«</text:span>обстоятельство непреодолимой силы<text:span text:style-name="T34">»</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2">– </text:span>Выф-выф-вуф! <text:span text:style-name="T12">– </text:span>возразил я.</text:p>
      <text:p text:style-name="P52">Отпихнув от лица живот пегаски и выплюнув шерсть, я продолжил.</text:p>
      <text:p text:style-name="P52"><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2">– </text:span>Бе-бе-бе! <text:span text:style-name="T12">– </text:span>устало передразнила меня Дэш. <text:span text:style-name="T12">– А</text:span>нон! Я <text:span text:style-name="T12">— </text:span>плохая пони, потому что хотела получить то, что мне не принадлежит. Но какой же ты всё-таки глупый! Пойми, смертные <text:span text:style-name="T12">— </text:span>игрушки в копытах вечных. Любимые и оберегае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2">– </text:span>Дэш, я знаю. Просто не могу о ней забыть.</text:p>
      <text:p text:style-name="P52">Пегаска тяжело поднялась.</text:p>
      <text:p text:style-name="P52"><text:span text:style-name="T12">– </text:span>Везёт же некоторым. <text:span text:style-name="T12">– </text:span>пробормотала она, раскрывая крылья для просушки.</text:p>
      <text:p text:style-name="P52"/>
      <text:p text:style-name="P52">…</text:p>
      <text:p text:style-name="P52"/>
      <text:p text:style-name="P52"><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3">– А</text:span><text:span text:style-name="T34">нон, ты весь дрожишь! Тебе надо просушить шерсть. </text:span>Снимай-ка одежду! <text:span text:style-name="T12">–</text:span> <text:span text:style-name="T1">с</text:span>командовала <text:span text:style-name="T1">вдруг</text:span> Дэш.</text:p>
      <text:p text:style-name="P1"><text:span text:style-name="T12">–</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7">. </text:span><text:span text:style-name="T31">Я не могу навязать тебе чувств…</text:span><text:span text:style-name="T27"> </text:span><text:span text:style-name="T31">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oft-page-break/>–<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text:span text:style-name="T1">эмм</text:span>…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2">–</text:span> Я чувствую тебя, <text:span text:style-name="T12">–</text:span> промурлыкала Дэш. <text:span text:style-name="T12">–</text:span> Видишь, это совсем не страшно, что я кобылк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Это мне Твайлайт сказала… <text:span text:style-name="T12">–</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text:span text:style-name="T1">Анон</text:span>,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text:span text:style-name="T1">м-м-м…</text:span>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 «<text:span text:style-name="T2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8">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2">–</text:span> Про меня таки забыли. Отлично.</text:p>
      <text:p text:style-name="P52"><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2"><text:span text:style-name="T12">–</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2">– </text:span>Твайлайт, привет! Мы вернулись! <text:span text:style-name="T12">–</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2">– К</text:span>АКОГО ХУЯ?!! Твайлайт, ёб твою понимать, ты чего творишь? <text:span text:style-name="T12">– </text:span>я вцепился в ручку двери.</text:p>
      <text:p text:style-name="P52"><text:span text:style-name="T12">– </text:span>Твайли, ты чего? <text:span text:style-name="T12">– </text:span>брыкалась Дэш. <text:span text:style-name="T12">– </text:span>Немедленно опусти меня на пол!</text:p>
      <text:p text:style-name="P52"><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oft-page-break/><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2">– </text:span>Не беспокойся, Анон-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2">–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2">– </text:span>Твайлайт, не смей! <text:span text:style-name="T12">– </text:span>хриплым от ужаса голосом прошептал я. <text:span text:style-name="T12">– </text:span>Я тебе потом сниться буду!</text:p>
      <text:p text:style-name="P52"><text:span text:style-name="T12">–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2">–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2">– О</text:span>у! <text:span text:style-name="T63">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2">– </text:span>Хрен-то тебе зачем? <text:span text:style-name="T12">– </text:span>с бессильной злостью спросил я. <text:span text:style-name="T12">– </text:span><text:span text:style-name="T63">Т</text:span>ы собираешься устроить филиал порнхаба для пони-извращенцев?</text:p>
      <text:p text:style-name="P52"><text:span text:style-name="T12">–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2">– </text:span>А если попроще?</text:p>
      <text:p text:style-name="P52"><text:soft-page-break/><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2"><text:span text:style-name="T12">–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2">–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2">–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2">–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2">– </text:span>Никогда, слышишь, никогда больше не смей подымать меня…</text:p>
      <text:p text:style-name="P52"><text:span text:style-name="T12">– </text:span>Откуда я знала, что резонансное заклинание так среагирует на…</text:p>
      <text:p text:style-name="P52"><text:span text:style-name="T12">– А</text:span>нон? <text:span text:style-name="T12">– </text:span>пегаска заметила, что я открыл глаза. <text:span text:style-name="T12">– </text:span>Ты в порядке?</text:p>
      <text:p text:style-name="P52">Я издал нечто среднее между брачным рёвом лося и стоном умирающего слона.</text:p>
      <text:p text:style-name="P52"><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oft-page-break/><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2">–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2">– Н</text:span>е умничай, сахарок! Што ты имеешь ввиду под «крупной энергомагической вспышкой»? <text:span text:style-name="T12">– </text:span>почесала в затылке Эпплджек. <text:span text:style-name="T12">– </text:span>Нам хватит ведра воды, штоб её потушить?</text:p>
      <text:p text:style-name="P52"><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2">– </text:span>Ты хорошо подумала? <text:span text:style-name="T12">– в</text:span>торила ей Рэйнбоу Дэш. <text:span text:style-name="T12">– </text:span>В Эквестрии десятки таких городов, как Понивилль! Мы не можем махнуть на них крылом!</text:p>
      <text:p text:style-name="P52"><text:span text:style-name="T12">– </text:span>Тебе-то на Понивилль точно махать! <text:span text:style-name="T12">– </text:span>огрызнулась фермерша. <text:span text:style-name="T12">– Т</text:span>вой дом, поди, не зацепит.</text:p>
      <text:p text:style-name="P52"><text:span text:style-name="T12">– </text:span>Что ты сказала? А ну, повтори? <text:span text:style-name="T12">– </text:span>взвилась пегаска.</text:p>
      <text:p text:style-name="P52"><text:span text:style-name="T12">– </text:span>Не ссорьтесь, девчонки. <text:span text:style-name="T12">– </text:span>встрял я. <text:span text:style-name="T12">– </text:span>Ничем рисковать не придётся. У меня есть другой вариант. Я ещё в Фетлоке о нём вспомнил.</text:p>
      <text:p text:style-name="P52"><text:span text:style-name="T12">– </text:span>Ась?</text:p>
      <text:p text:style-name="P52"><text:span text:style-name="T12">– </text:span>Что?</text:p>
      <text:p text:style-name="P52"><text:span text:style-name="T12">– </text:span>Какой? <text:span text:style-name="T12">– </text:span>разом <text:span text:style-name="T12">о</text:span>бернулась ко мне компания.</text:p>
      <text:p text:style-name="P52"><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2"><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2">– Л</text:span>ягать! <text:span text:style-name="T12">– </text:span>сморщилась Эпплджек. <text:span text:style-name="T12">– </text:span>У меня после ожерелья Честности в башке гудит, што после маковского сидра!</text:p>
      <text:p text:style-name="P52"><text:soft-page-break/><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2">– </text:span>Рэр, иногда лучше жевать, чем говорить. Вот честно!</text:p>
      <text:p text:style-name="P52"><text:span text:style-name="T12">– </text:span>Как пожелаешь! Анон,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2">– </text:span>Они лежали в нагрудном кармане рубашки.</text:p>
      <text:p text:style-name="P52">Твайлайт отвлеклась от доски.</text:p>
      <text:p text:style-name="P52"><text:span text:style-name="T12">–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2">– </text:span>Вот, прибрался малёхо. Но с потолка сажу ещё не успел счистить, там стремянка нужна.</text:p>
      <text:p text:style-name="P52"><text:span text:style-name="T12">– </text:span>Спайки-Вайки, не выкидывай одежду, пожалуйста. В ней должны быть рубины.</text:p>
      <text:p text:style-name="P52"><text:span text:style-name="T12">– </text:span>Какие ещё рубины? <text:span text:style-name="T12">– </text:span>переспросил Спайк и зажевал быстрее.</text:p>
      <text:p text:style-name="P52"><text:span text:style-name="T12">–</text:span> Резонаторные! <text:span text:style-name="T12">–</text:span> холодея, ответил я. <text:span text:style-name="T12">– </text:span>В кармане рубашки должны лежать четыре кристалла.</text:p>
      <text:p text:style-name="P52"><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25"/>
      <text:p text:style-name="P52">…</text:p>
      <text:p text:style-name="P52"/>
      <text:p text:style-name="P52"><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2">– К</text:span>акой-то неправильный у Нон-нона смех! <text:span text:style-name="T12">– </text:span>голос Пинки был еле слышен из-под наваленных на меня подушек. <text:span text:style-name="T12">–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2">– Н</text:span>он-нон? Ты сейчас правильный, или нет?</text:p>
      <text:p text:style-name="P52"><text:span text:style-name="T12">– А</text:span>нон, ты как? Тебе уже лучше? <text:span text:style-name="T12">– </text:span>в прямоугольнике появилась голова Рэйнбоу Дэш.</text:p>
      <text:p text:style-name="P52"><text:span text:style-name="T12">– </text:span>Фигурально выражаясь, ты в себе? <text:span text:style-name="T12">– </text:span>вклинилась между ними Твайлайт Спаркл.</text:p>
      <text:p text:style-name="P52"><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2">– </text:span>Отпустите. Я уже правильный. <text:span text:style-name="T12">–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2"><text:span text:style-name="T12">– </text:span>Спайк!!! Немедленно… <text:s/>сбегай к Кейкам за выпечкой! Нам всем нужно успокоиться.</text:p>
      <text:p text:style-name="P52"><text:span text:style-name="T12">– </text:span>Уже бегу!</text:p>
      <text:p text:style-name="P52"><text:soft-page-break/></text:p>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2">– </text:span>Ты точно знаешь, што делаешь? <text:span text:style-name="T12">– </text:span>переспросила Эпплджек. <text:span text:style-name="T12">– </text:span>Мне бы не хотелось, чтоб от Понивилля остались одни головешки.</text:p>
      <text:p text:style-name="P52"><text:span text:style-name="T12">– </text:span>Не беспокойся, у меня всё просчитано. Я уверена, я подчёркиваю, я абсолютно уверена в безопасности эксперимента!</text:p>
      <text:p text:style-name="P52"><text:span text:style-name="T12">– </text:span>Ой, што-то мне нехорошо становится, когда ты так говоришь…</text:p>
      <text:p text:style-name="P52"><text:span text:style-name="T12">–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2">Когорта <text:span text:style-name="T53">– военное подразделение в 480 солдат</text:span></text:p></text:note-body></text:note></text:span><text:span text:style-name="T9"> перешли на сторону </text:span><text:soft-page-break/><text:span text:style-name="T9">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5">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63"> </text:span>покои Луны<text:span text:style-name="T63"> </text:span>через открытые балконные двери<text:span text:style-name="T63">.</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2">– </text:span>А-а-а, ты всё-таки пришёл… <text:span text:style-name="T12">–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2">–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2">–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2">– </text:span>Сожалеем, что не можем убить тебя.</text:p>
      <text:p text:style-name="P52">Обернувшись я встречаюсь с рогом аликорницы, нацеленным мне в грудь.</text:p>
      <text:p text:style-name="P52"><text:span text:style-name="T12">–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2">–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2">–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oft-page-break/><text:span text:style-name="T12">– </text:span>Кимеринн погиб, чтобы ты жил.</text:p>
      <text:p text:style-name="P52">Шаг назад.</text:p>
      <text:p text:style-name="P52"><text:span text:style-name="T12">– </text:span>Сел осталась без магии и развоплотилась из-за тебя.</text:p>
      <text:p text:style-name="P52">Шаг назад.</text:p>
      <text:p text:style-name="P52"><text:span text:style-name="T12">–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3">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Я ВИЖУ!!! ПРОКЛЯТЬЕ, КАК ВСЁ ПРОСТО!!!</text:p>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2"><text:span text:style-name="T12">– </text:span>Ты ведь вернёшься в Эквестрию? Не говори им, что увидел там! <text:span text:style-name="T12">– </text:span>жеребёнок машет в сторону экрана. Её голос слышится глухо, как через подушку. <text:span text:style-name="T12">– </text:span>Любую пони, что узнает всю правду, сожрёт Чёрный экран.</text:p>
      <text:p text:style-name="P52">Я киваю ей в ответ. Мне понятно, почему.</text:p>
      <text:p text:style-name="P52"><text:span text:style-name="T12">– </text:span>Как тебя зовут, малышка? Я постараюсь найти тебя. Может быть, ещё не поздно.</text:p>
      <text:p text:style-name="P52">Пегаска приветственно машет копытом.</text:p>
      <text:p text:style-name="P25"><text:span text:style-name="T40">– </text:span><text:span text:style-name="T30">Шейла! Шейла Блюскай! И я уже не малышка! </text:span><text:span text:style-name="T40">– </text:span><text:span text:style-name="T30">она тычет в кьютимарку в виде ластика, стирающего тучу.</text:span></text:p>
      <text:p text:style-name="P52"><text:soft-page-break/>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2">–</text:span> А<text:span text:style-name="T1">нон?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3">–</text:span><text:span text:style-name="T34"> …чувствуешь, дорогая Рэрити?! Я могу чем-нибудь помочь? Вот, выпей воды! </text:span><text:span text:style-name="T43">–</text:span><text:span text:style-name="T34">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2">– </text:span>Ну што? Увидел што-нибудь, сахарок?</text:p>
      <text:p text:style-name="P52">Пони уставились на меня с надеждой.</text:p>
      <text:p text:style-name="P52"><text:span text:style-name="T12">– </text:span>Да.</text:p>
      <text:p text:style-name="P52">Откровение давило на психику как тонна кирпичей. Я не знал, что им сказать. Я не мог.</text:p>
      <text:p text:style-name="P52"><text:span text:style-name="T12">– П</text:span>ревосходно!</text:p>
      <text:p text:style-name="P52"><text:span text:style-name="T12">– </text:span>Это просто супер-дупер-здоровски-потрясно!</text:p>
      <text:p text:style-name="P52"><text:span text:style-name="T12">– </text:span>Йей!</text:p>
      <text:p text:style-name="P52"><text:span text:style-name="T12">– </text:span>Ю-ху!</text:p>
      <text:p text:style-name="P52"><text:span text:style-name="T12">– О</text:span>фигенно! Мы победили! Анон, ты молодец!</text:p>
      <text:p text:style-name="P52"><text:span text:style-name="T12">– </text:span>Замечательно! Секундочку, я приготовлю дневник…</text:p>
      <text:p text:style-name="P52">Восторг пони постепенно сменился ожиданием. Я молчал.</text:p>
      <text:p text:style-name="P52"><text:span text:style-name="T12">– </text:span>Эмм? И что же ты увидел? <text:span text:style-name="T12">– </text:span>не выдержала Твайлайт.</text:p>
      <text:p text:style-name="P52"><text:span text:style-name="T12">– </text:span>Я… не могу сказать этого.</text:p>
      <text:p text:style-name="P52">Ожидание сменилось недоумением. Рэйнбоу Дэш насмешливо скривила губы.</text:p>
      <text:p text:style-name="P52"><text:span text:style-name="T12">– </text:span>Да ладно! Кончай прикалываться, Анон, мы же ждём! Шутка зачлась!</text:p>
      <text:p text:style-name="P52"><text:span text:style-name="T12">– </text:span>Не могу!!!</text:p>
      <text:p text:style-name="P52"/>
      <text:p text:style-name="P52">…</text:p>
      <text:p text:style-name="P52"/>
      <text:p text:style-name="P52">Молчание прервала Эпплджек.</text:p>
      <text:p text:style-name="P52"><text:span text:style-name="T12">– </text:span>Сахарок, с тобой всё в порядке?</text:p>
      <text:p text:style-name="P52">Дэш подошла ко мне вплотную, обняла меня за шею и прижалась нос к носу.</text:p>
      <text:p text:style-name="P52"><text:span text:style-name="T12">– Анон</text:span>, ты чего? <text:span text:style-name="T12">– </text:span>прошептала она. <text:span text:style-name="T12">– </text:span>Тебя во сне кто-то заколдовал? Мигни мне правым глазом, если да.</text:p>
      <text:p text:style-name="P52"><text:soft-page-break/>Я высвободился из объятий пегаски.</text:p>
      <text:p text:style-name="P52"><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2">– </text:span>Конски яблоки! Вот это поворот! А мне так хотелось узнать, што за нечисть тут орудует!</text:p>
      <text:p text:style-name="P52"><text:span text:style-name="T12">–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2">–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2">– </text:span>Рэр, отвали!</text:p>
      <text:p text:style-name="P52"><text:span text:style-name="T12">– </text:span>Оу, какие страсти! Ладно-ладно, не сердись, дорогая, не мешаю!</text:p>
      <text:p text:style-name="P52"><text:span text:style-name="T12">–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2">– </text:span>Стойте!</text:p>
      <text:p text:style-name="P52">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2"><text:span text:style-name="T12">– </text:span>Ага, вот! Нашла! Анон прав! В «Заклинании Последнего Шанса» есть такое! <text:span text:style-name="T12">– </text:span>единорожка принялась зачитывать отрывок.</text:p>
      <text:p text:style-name="P52">…</text:p>
      <text:p text:style-name="P52">«<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4">слишком громко думать. И сообщить способ спасения — означает его разрушить.</text:span>»</text:p>
      <text:p text:style-name="P52">…</text:p>
      <text:p text:style-name="P52"><text:span text:style-name="T12">– </text:span>Ты хочешь сказать, если Анон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2">–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2"><text:span text:style-name="T12">– </text:span><text:span text:style-name="T63">Допустим, кот бессмертен. Также допустим, что кот з</text:span>аколдован<text:span text:style-name="T63"> </text:span>отложенным <text:span text:style-name="T63">заклятие</text:span>м<text:span text:style-name="T63"> Стирания, которое сработает, если кто-то откроет ящик</text:span>. <text:span text:style-name="T63">То есть, п</text:span>ри открытии<text:span text:style-name="T63"> ящик</text:span>а<text:span text:style-name="T63"> кот исчезнет из </text:span>бытия<text:span text:style-name="T63"> </text:span>— его нет, и никогда не было.</text:p>
      <text:p text:style-name="P52"><text:span text:style-name="T12">– </text:span>Бедный котик. <text:span text:style-name="T12">– </text:span>прошептала Флаттершай.</text:p>
      <text:p text:style-name="P52">Я насторожился, услышав знакомое заклинание.</text:p>
      <text:p text:style-name="P52"><text:span text:style-name="T12">– </text:span>Стой! Откуда тебе известно про заклинание Стирания?</text:p>
      <text:p text:style-name="P52"><text:soft-page-break/><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2"><text:span text:style-name="T12">– </text:span>Гм. Ну ладно, продолжай.</text:p>
      <text:p text:style-name="P52"><text:span text:style-name="T12">– </text:span>Так вот, по условию эксперимента известно, что вероятность того, что кто-то откроет ящик, ненулевая.</text:p>
      <text:p text:style-name="P52"><text:span text:style-name="T12">– </text:span>И что это означает, дорогая? <text:span text:style-name="T12">– </text:span>спросила Рэрити.</text:p>
      <text:p text:style-name="P52"><text:span text:style-name="T12">– </text:span>Это значит, что кто-нибудь когда-нибудь обязательно откроет его.</text:p>
      <text:p text:style-name="P52"><text:span text:style-name="T12">– </text:span>У меня щас башка лопнет! <text:span text:style-name="T12">– </text:span>пожаловалась Дэш. <text:span text:style-name="T12">– </text:span>Так всё-таки, когда этот ляганный ящик откроют?</text:p>
      <text:p text:style-name="P52"><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2">–</text:span> То есть, ты хошь сказать, што мы все — навроде этого кота, а Анон боится открыть ящик? Штоб мы не исчезли окончательно?</text:p>
      <text:p text:style-name="P52"><text:span text:style-name="T12">–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2">–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2">– </text:span>Лягать! <text:span text:style-name="T12">– </text:span>выругалась Дэш. <text:span text:style-name="T12">– </text:span>Значит, наши усилия по доставке резонаторов пошли лесом.</text:p>
      <text:p text:style-name="P52"><text:span text:style-name="T12">–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2">– </text:span>Тихо! Спайк, будь добр, сбегай к Кейкам за выпечкой. Нам надо успокоиться. Анон, хоть про Селестию ты нам можешь рассказать?</text:p>
      <text:p text:style-name="P52"><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2"><text:span text:style-name="T12">– А </text:span>как ты узнал… <text:span text:style-name="T12">– </text:span>начала было единорожка, но её перебил напряжённый голос Спайка.</text:p>
      <text:p text:style-name="P52"><text:span text:style-name="T12">– </text:span>Твай! <text:span text:style-name="T12">– </text:span>дракончик стоял в дверях спиной к нам. <text:span text:style-name="T12">–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text:soft-page-break/>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2">–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2">Мы с пегаской застыли в синем левитационном поле и поплыли к Луне.</text:p>
      <text:p text:style-name="P52"><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2">–</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2">–</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2">–</text:span> ДОВОЛЬНО! НАМ НАДОЕЛА ЭТА НЕПОКОРНОСТЬ! ПОЗНАЙ ГНЕВ ПРИНЦЕССЫ НОЧИ!!!</text:p>
      <text:p text:style-name="P52"><text:span text:style-name="T12">–</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2"><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oft-page-break/><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2"><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2"><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2">– О</text:span>хренеть! <text:span text:style-name="T12">– </text:span>чертыхнулся Спайк. <text:span text:style-name="T12">– </text:span><text:s/>Твай, она создаёт сферу стихий!</text:p>
      <text:p text:style-name="P52"><text:span text:style-name="T12">– </text:span>Вижу! <text:span text:style-name="T12">– </text:span>донёсся голос единорожки из-под потолка. <text:span text:style-name="T12">–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2">Тороид <text:span text:style-name="T53">–</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2">– </text:span>Погоди. У меня есть вариант получше.</text:p>
      <text:p text:style-name="P52">Я вылез из-под шкафа и попрыгал на одной ноге в центр зала.</text:p>
      <text:p text:style-name="P52"><text:span text:style-name="T12">– </text:span>Стойте! Прекратите! Да остановитесь же!!!</text:p>
      <text:p text:style-name="P52">Аликорница и шестёрка поней уставились на меня.</text:p>
      <text:p text:style-name="P52"><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2">– </text:span>Ты так говоришь,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2">– </text:span>Как ты её назвал? <text:span text:style-name="T12">– </text:span>отвалилась челюсть у аликорницы.</text:p>
      <text:p text:style-name="P52"><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2"><text:span text:style-name="T12">– </text:span>Что? <text:span text:style-name="T12">– </text:span>хором вскрикнули я с Луной.</text:p>
      <text:p text:style-name="P52">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text:soft-page-break/>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2">–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2">– </text:span>Что тут случилось? Почему все висят в воздухе? И всё вот это?</text:p>
      <text:p text:style-name="P52">Голос Спайка откуда-то из подвала ответил:</text:p>
      <text:p text:style-name="P52"><text:span text:style-name="T12">– </text:span>Потому что Твайлайт остановила время. В радиусе девяти метров, как мне кажется. Или десяти.</text:p>
      <text:p text:style-name="P52"><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2">–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2">–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2">– </text:span>Эмм, я вам подхожу?</text:p>
      <text:p text:style-name="P52"><text:soft-page-break/><text:span text:style-name="T12">– </text:span>КТО ТЫ? ПРЕДСТАВЬСЯ!</text:p>
      <text:p text:style-name="P52"><text:span text:style-name="T12">– </text:span>Эмм, Лира Хартстрингс, единорог. Я не то, чтобы маг, моя специализация — музыка…</text:p>
      <text:p text:style-name="P52"><text:span text:style-name="T12">– </text:span>ГОДИТСЯ! ТЫ ВИДИШЬ ТОЧКУ СИНГУЛЯРНОСТИ?</text:p>
      <text:p text:style-name="P52"><text:span text:style-name="T12">– </text:span>Эмм?</text:p>
      <text:p text:style-name="P52">Голос Спайка пояснил:</text:p>
      <text:p text:style-name="P52"><text:span text:style-name="T12">– </text:span>Вон та яркая искорка над лестницей, у которой вся картинка искривляется.</text:p>
      <text:p text:style-name="P52"><text:span text:style-name="T12">– </text:span>Да! Вижу.</text:p>
      <text:p text:style-name="P52"><text:span text:style-name="T12">– </text:span>ТЕПЕРЬ ЛЕВИТИРУЙ ПРИМАТА В ТОЧКУ СИНГУЛЯРНОСТИ.</text:p>
      <text:p text:style-name="P52"><text:span text:style-name="T12">– </text:span>Чего-о-о?!! <text:span text:style-name="T12">– </text:span>возопило моё малое сознание.</text:p>
      <text:p text:style-name="P52"><text:span text:style-name="T12">– </text:span>Эмм… Зачем?</text:p>
      <text:p text:style-name="P52"><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2"><text:span text:style-name="T12">– </text:span>Вы даёте слово, что человеку не будет причинён вред? <text:span text:style-name="T12">– </text:span>голос Лиры обрёл непривычную твёрдость.</text:p>
      <text:p text:style-name="P52"><text:span text:style-name="T12">– </text:span>КАК ТЫ СМЕЕШЬ СОМНЕВАТЬСЯ В НАС, СВОЕЙ ПРИНЦЕССЕ?</text:p>
      <text:p text:style-name="P52"><text:span text:style-name="T12">– Я </text:span>не сомневаюсь в вас, Ваше Высочество… Потому и требую слова!</text:p>
      <text:p text:style-name="P52"><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2">– </text:span>Ну, блядь, спасибо! <text:span text:style-name="T12">– </text:span>подумал я.</text:p>
      <text:p text:style-name="P52"><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2">–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2"><text:soft-page-break/>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2">– </text:span>Давай по-порядку. <text:span text:style-name="T12">– о</text:span>становила меня Луна. <text:span text:style-name="T12">–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2">– Ч</text:span>то? Остатки магии? <text:span text:style-name="T12">–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2">– </text:span>Теперь ты понимаешь, почему Мы виним тебя в развоплощении сестры?</text:p>
      <text:p text:style-name="P52"><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2">Луна пристально взглянула на меня и понимающе склонила голову.</text:p>
      <text:p text:style-name="P52"><text:span text:style-name="T12">– </text:span>Мы знаем, иногда так бывает. Продолжай.</text:p>
      <text:p text:style-name="P52"><text:span text:style-name="T12">–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2">– </text:span>Да, помним.</text:p>
      <text:p text:style-name="P52"><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2">–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text:soft-page-break/>Я вздохнул с облегчением. Твайлайт — умничка! Мне даже придумывать ничего не пришлось.</text:p>
      <text:p text:style-name="P52"><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2">–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2">– </text:span>Ты что-то недоговариваешь. <text:span text:style-name="T12">– </text:span>шепнула Лу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2">–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2">–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2">Луна сморщила нос при этих словах, но всё же кивнула.</text:p>
      <text:p text:style-name="P52"><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2">– </text:span>Я приглашу их. Они не откажутся.</text:p>
      <text:p text:style-name="P52"><text:span text:style-name="T12">– </text:span>Что ж, ещё одной проблемой меньше. Теперь нужно решить, как найти Сел. Кто-то должен отправиться за ней.</text:p>
      <text:p text:style-name="P52"><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2"><text:span text:style-name="T12">– </text:span>А если…</text:p>
      <text:p text:style-name="P52"><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oft-page-break/><text:span text:style-name="T12">– </text:span>Остаётся ещё одна проблема. <text:span text:style-name="T12">– </text:span>тихо сказала тёмная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2"><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2">– </text:span>Почему же ты не смогла найти меня с его помощью?</text:p>
      <text:p text:style-name="P52">Аликорница смутилась.</text:p>
      <text:p text:style-name="P52"><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2"><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2"><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2"><text:span text:style-name="T12">– </text:span>А также совместить приятное с полезным. <text:span text:style-name="T12">– </text:span>не удержался я от подколки.</text:p>
      <text:p text:style-name="P47">Луна бросила на меня тяжёлый взгляд.</text:p>
      <text:p text:style-name="P50"><text:soft-page-break/><text:span text:style-name="T19">–</text:span> Вот это вряд ли! Сестра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8">–</text:span> Тогда зачем она..?</text:p>
      <text:p text:style-name="P47"><text:span text:style-name="T18">–</text:span> Дала тебе? <text:span text:style-name="T18">–</text:span> цинично завершила мой вопрос Луна. <text:span text:style-name="T18">–</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9">–</text:span> А другие? Они тоже… давали мне потому, что считали меня последним шансом?</text:p>
      <text:p text:style-name="P50">У аликорницы отвалилась челюсть.</text:p>
      <text:p text:style-name="P50"><text:span text:style-name="T19">–</text:span> Другие? Кто ещё?<text:span text:style-name="T12"> </text:span>С кем ещё у тебя были… отношения?</text:p>
      <text:p text:style-name="P47"><text:span text:style-name="T18">–</text:span> С Рэйнбоу Дэш <text:span text:style-name="T18">–</text:span> ответил я несчастным голосом. <text:span text:style-name="T18">–</text:span> И, может быть, с Пинки.</text:p>
      <text:p text:style-name="P47"><text:span text:style-name="T18">–</text:span> А ты живчик. <text:span text:style-name="T18">–</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8">– Что?!! – с недоверием воскликнула Луна. – Сестра никогда не умела лечить. И сейчас не умеет </text:span><text:span text:style-name="T61">—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8">– О небо! Теперь Мы понимаем, почему она так ослабела! Как это в стиле Сестры </text:span><text:span text:style-name="T61">—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8">– Заместительная терапия </text:span><text:span text:style-name="T61">—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8">–</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8">– </text:span><text:span text:style-name="T61">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text:soft-page-break/>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2">– Анон</text:span>, ты в порядке? <text:span text:style-name="T12">– </text:span>на балкон заглянула Дэш. <text:span text:style-name="T12">–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2">– </text:span>Спасибо, Дэш. Ты настоящий друг.</text:p>
      <text:p text:style-name="P52"><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2">– </text:span>Если отменить праздник, начнутся волнения. <text:span text:style-name="T12">– </text:span>ответила Луна на мой не 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8" text:outline-level="2"><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2">– </text:span>Да што ж такое творится-то! Ни в жисть не поверю, чтоб в Кантерлоте пустые дома были! <text:span text:style-name="T12">– </text:span>заявила Эпплджек. <text:span text:style-name="T12">–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2">– </text:span>Какая жалость, что это всё из-за вампирского мира! <text:span text:style-name="T12">– </text:span>пробормотала Рэрити. <text:span text:style-name="T12">–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2">– Анон</text:span>, ты тут? <text:span text:style-name="T12">–</text:span>Дэш просунула нос в дверь, не дожидаясь отклика. <text:span text:style-name="T12">– </text:span>Ага, вот ты где! Я с тобой!</text:p>
      <text:p text:style-name="P52">Она швырнула перемётные сумки мне на постель и пошла к выходу.</text:p>
      <text:p text:style-name="P52"><text:span text:style-name="T12">– </text:span>Ну, чего застрял? Пошли скорее, а то на хавчик опоздаем! <text:span text:style-name="T12">–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2">– </text:span>Располагайтесь. <text:span text:style-name="T12">–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text:soft-page-break/>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2">–</text:span> всхлипула Дэш.</text:p>
      <text:p text:style-name="P52"><text:span text:style-name="T12">– </text:span>Ну что же вы? Присаживайтесь. <text:span text:style-name="T12">– </text:span>вновь пригласила Луна. <text:span text:style-name="T12">–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text:p>
      <text:p text:style-name="P52"><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митарианец<text:note text:id="ftn17" text:note-class="footnote"><text:note-citation>17</text:note-citation><text:note-body><text:p text:style-name="P142">Митарианец <text:span text:style-name="T53">–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2">–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text:soft-page-break/>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text:soft-page-break/>–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text:soft-page-break/>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text:soft-page-break/>–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80"><text:soft-page-break/></text:p>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text:soft-page-break/>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8">д</text:span>ЕсЬ БЫл <text:span text:style-name="T69">д</text:span>ИскОр<text:span text:style-name="T67">Д</text:span>».</text:p>
      <text:p text:style-name="P52"><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text:soft-page-break/>–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0"></text:span><text:span text:style-name="T71">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text:soft-page-break/>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дел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text:soft-page-break/>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text:soft-page-break/>– <text:span text:style-name="T72">Зафиксирована опасная ситуация. Сознание пациента </text:span><text:span text:style-name="T73">&lt;</text:span><text:span text:style-name="T72">Селестия</text:span><text:span text:style-name="T73">&gt;</text:span><text:span text:style-name="T72"> не регистрируется. Активируется протокол экстренной эвакуации пациента </text:span><text:span text:style-name="T73">&lt;</text:span><text:span text:style-name="T72">Селестия</text:span><text:span text:style-name="T73">&gt;</text:span><text:span text:style-name="T72"> к супервизору </text:span><text:span text:style-name="T73">&lt;</text:span><text:span text:style-name="T72">Луна</text:span><text:span text:style-name="T73">&gt;</text:span><text:span text:style-name="T72">.</text:span></text:p>
      <text:p text:style-name="P75"/>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рен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8">7.76</text:span>», сменившись на «<text:span text:style-name="T28">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text:soft-page-break/>–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text:soft-page-break/>–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8">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text:soft-page-break/>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text:soft-page-break/>– Мы видим, у тебя уже есть готовое решение. Говори.</text:p>
      <text:p text:style-name="P52">Дискорд устроился поудобнее и демонстративно поправил бейсболку со «<text:span text:style-name="T28">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61">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1">—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soft-page-break/>…</text:p>
      <text:p text:style-name="P52"/>
      <text:p text:style-name="P1"><text:span text:style-name="T40">–</text:span><text:span text:style-name="T30"> Ну хорошо, а кто вами правит? Аликорн? Драконикус? Какой-нибудь человек с рогом во лбу? Или у вас нет правителя?</text:span></text:p>
      <text:p text:style-name="P33"><text:span text:style-name="T12">–</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3">трид</text:span><text:span text:style-name="T1">цать лет, если его сменят через </text:span><text:span text:style-name="T63">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text:soft-page-break/>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2">~~~ </text:span>Человек Анонимус Терранский <text:span text:style-name="T12">~~~</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8"/>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text:soft-page-break/>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text:soft-page-break/></text:p>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2">Центурия <text:span text:style-name="T53">–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text:soft-page-break/>–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63">задней осью </text:span><text:span text:style-name="T1">на табуретку. Я прилаживал ей новое колесо взамен <text:s/>утраченного. </text:span><text:span text:style-name="T63">Ещ</text:span><text:span text:style-name="T1">ё</text:span><text:span text:style-name="T63"> </text:span><text:span text:style-name="T1">немного, и будет как новенькая! В дворцовом гараже среди кучи хлама таки нашлось лопнувшее колесо, которое </text:span><text:span text:style-name="T63">мне удалось</text:span><text:span text:style-name="T1"> отремонтировать — о</text:span><text:span text:style-name="T63">бучение у</text:span><text:span text:style-name="T1"> Норфа не </text:span><text:span text:style-name="T63">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3">на </text:span><text:span text:style-name="T1">корпус</text:span><text:span text:style-name="T63">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63">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text:soft-page-break/>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63">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text:soft-page-break/>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63">о всём мире остались только м</text:span>ы<text:span text:style-name="T63">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text:soft-page-break/>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text:soft-page-break/>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2">Манипула <text:span text:style-name="T53">–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8">СВЕТОЧЕМ</text:span>» на всех трёх полях одновременно.</text:p>
      <text:p text:style-name="P52"><text:soft-page-break/>«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Я внимательно всмотрелся в аликорницу. На сабатон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63">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text:soft-page-break/>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63">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text:soft-page-break/>«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8">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text:soft-page-break/></text:p>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3">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63">А ч</text:span>то случилось с кракеном?</text:p>
      <text:p text:style-name="P52">– Он провалился в <text:span text:style-name="T63">П</text:span>ровал. – отвечает пегаска и смотрит на извивающийся остат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text:soft-page-break/>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34">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text:soft-page-break/>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4">—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text:soft-page-break/>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30">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text:soft-page-break/></text:p>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9" text:outline-level="3">Воскресенье</text:h>
      <text:p text:style-name="P47"/>
      <text:p text:style-name="P1">Невесомость, удар, чувство веса. Я открываю глаза.</text:p>
      <text:p text:style-name="P1">Крыша <text:span text:style-name="T31">высотки</text:span><text:span text:style-name="T30"> </text:span>тускло отсвечивает в свете звёзд. <text:span text:style-name="T30">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2">-</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text:soft-page-break/>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2">— феерия эмоций переполняла меня во время пребывания в ярком нескладном мире, что остался позади. </text:span><text:span text:style-name="T35">Я тогда как будто вынырнул из трясины и начал дышать, ощущая каждой своей клеточкой полную гамму чувств и оттенков жизни. Но у</text:span><text:span text:style-name="T32">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53">Невозможно поверить, но два месяца</text:span><text:span text:style-name="T20"> </text:span><text:span text:style-name="T53">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60">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text:soft-page-break/>–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text:soft-page-break/></text:p>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34">– </text:span>Привет, Нэш. Это Анон.</text:p>
      <text:p text:style-name="P1"><text:span text:style-name="T34">–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p>
      <text:p text:style-name="P86">Решение.</text:p>
      <text:p text:style-name="P86">…</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text:span><text:soft-page-break/><text:span text:style-name="T1">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3">кликнул по ним правой кнопкой </text:span><text:span text:style-name="T1">мыши</text:span><text:span text:style-name="T63"> и </text:span><text:span text:style-name="T1">выбрал</text:span><text:span text:style-name="T63"> из контекстного меню пункт “Форматировать”.</text:span></text:p>
      <text:p text:style-name="P93"/>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text:soft-page-break/>–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0">Сейчас уже нельзя ничего изменить и придётся ему довер</text:span><text:span text:style-name="T31">иться</text:span><text:span text:style-name="T30">.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1">—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text:soft-page-break/>–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7">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9"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30">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text:soft-page-break/>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0"><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100">–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0">– Ты его слишком… эмм, упрощаешь. – продолжала Флаттершай. – Вот, взгляни сюда.</text:p>
      <text:p text:style-name="P100">Флаттершай повернула ко мне экран. Мультяшный Дискорд с полными слёз глазами стоял на ледовом катке перед брошенными коньками.</text:p>
      <text:p text:style-name="P100"><text:span text:style-name="T12">–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30">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5">Я с удивлением повернулся к притихшей Флаттершай.</text:p>
      <text:p text:style-name="P105">– А как?</text:p>
      <text:p text:style-name="P105">Девушка обхватила себя руками, как будто от холода. Я еле различал её полушёпот.</text:p>
      <text:p text:style-name="P105">–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0">– А ты в курсе, что твой Дискорд многократно сжигал Селестию живьём? Хороша шутка, обхохочешься! – выпалил я.</text:p>
      <text:p text:style-name="P110">–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0"><text:span text:style-name="T12">– Это всего лишь твои домыслы. С тем же успехом я могу объяснить это тем, что он </text:span>— злой придурок!</text:p>
      <text:p text:style-name="P110">– Это не мои… эмм…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100">Девушка слабо улыбнулась.</text:p>
      <text:p text:style-name="P110">– Я не сержусь… На Дискорда трудно не злиться… Он так себя ведёт, потому что его это… эмм… <text:s/>забавляет.</text:p>
      <text:p text:style-name="P3"/>
      <text:p text:style-name="P129">***</text:p>
      <text:p text:style-name="P127"/>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5"><text:soft-page-break/>– Што ты решил, Анон?</text:p>
      <text:p text:style-name="P95">Я пожал плечами.</text:p>
      <text:p text:style-name="P3">– М<text:span text:style-name="T30">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0">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text:soft-page-break/></text:p>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30">“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text:soft-page-break/>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text:soft-page-break/>«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text:soft-page-break/>–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pan text:style-name="T1">И т</text:span>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text:soft-page-break/>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2">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Хррр… Приветствую тебя, Анон! Наконец-то! – проскрипело в наушниках.</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8">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text:soft-page-break/>–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text:soft-page-break/>куда ей больше. Да и я не сказать, чтобы рада буду… Мне оч-чень не хватает твоих почесушек! И тебя в целом! Возвращайся!</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9">—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2">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text:soft-page-break/></text:p>
      <text:p text:style-name="P84">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2">Знаешь, я передумала: мы можем встретиться у тебя вечером, если ты не против. Только ни слова о</text:span>б<text:span text:style-name="T12"> М</text:span>ЛП<text:span text:style-name="T12">,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0">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text:soft-page-break/>–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6"/>
      <text:p text:style-name="P49">…</text:p>
      <text:p text:style-name="P49"/>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text:soft-page-break/>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text:soft-page-break/>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0">—</text:span> что может держать закоренелого обеспеченного холостяка дома, кроме работы? <text:span text:style-name="T30">—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0">—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0">—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8">— после встречи на лестнице со смайлолицым у меня развилась мания преследования.</text:span></text:p>
      <text:p text:style-name="P101"><text:span text:style-name="T12">– Анон…</text:span><text:span text:style-name="T1"> Тут окно разбито… И верёвка висит. – пискнула Флаттершай из кухни.</text:span></text:p>
      <text:p text:style-name="P99"><text:span text:style-name="T12">– </text:span><text:span text:style-name="T1">Оставь, Флатти, не сейчас! – отмахнулся я.</text:span></text:p>
      <text:p text:style-name="P100">Эпплджек стояла посреди комнаты и оглядывалась.</text:p>
      <text:p text:style-name="P110">– Не нравится мне тут. Чуйка нехорошая…</text:p>
      <text:p text:style-name="P100"><text:soft-page-break/>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9"><text:span text:style-name="T1">На экране ноутбука сверкали </text:span><text:span text:style-name="T34">звёзды на фоне сине-зелёной мглы</text:span><text:span text:style-name="T1">. Я одел наушники и поёрзал мышкой по столу, прогоняя скрин-сэйвер.</text:span></text:p>
      <text:p text:style-name="P110">– Привет, Сел.</text:p>
      <text:p text:style-name="P145">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100"><text:span text:style-name="T12">Я устало улыбнулся аликорнице </text:span>и осторожно закрыл ноутбук, переводя его в спящий режим<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100"><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pan text:style-name="T12">– </text:span>А я так хотел продемонстрировать ей класс езды на моноцикле!<text:span text:style-name="T12"> – пожаловался д</text:span>раконикус, ткнув пальцем в лежащий рядом гироскутер<text:span text:style-name="T12">. – Но разве Сахарная Ватка ценит настоящее искусство?</text:span></text:p>
      <text:p text:style-name="P110"/>
      <text:h text:style-name="P157" text:outline-level="2">2<text:span text:style-name="T1">9</text:span>. Отбытие</text:h>
      <text:p text:style-name="P113"/>
      <text:p text:style-name="P100"><text:span text:style-name="T12">– </text:span>Оп-па! – пробормотала Эпплджек. – Нежданчик!</text:p>
      <text:p text:style-name="P100">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100"><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100"><text:span text:style-name="T12">– А что? – невинно захлопал глазами драконикус. – Я, между прочим, </text:span>намного раньше тебя <text:span text:style-name="T12">понял, где </text:span>искать<text:span text:style-name="T12"> Солнцезад</text:span>ую<text:span text:style-name="T12">. Ещё у тебя на работе. Признаюсь честно, я был худшего мнения о тебе, Проводник. Не думал, что ты догадаешься. Но ты всё-таки нашёл </text:span>Сахарную <text:span text:style-name="T12">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100">Дискорд обернулся на голос и в этот момент я швырнул в него кружкой и бросился к нему через комнату с занесенным над головой стулом.</text:p>
      <text:p text:style-name="P100">Оглушённый драконикус попытался отъехать на кресле в сторону, но я припёр его стулом к стенке.</text:p>
      <text:p text:style-name="P130">– Эй-Джей, Флатти, хватайте комп и на выход! Я с ним разберусь! Не теряйте вре..!</text:p>
      <text:p text:style-name="P130">– ТЫ ИДИО..!!!</text:p>
      <text:p text:style-name="P130">Дискорд <text:s/>заорал одновременно со мной, прикрываясь от меня руками, когда раздался оглушительный</text:p>
      <text:p text:style-name="P130">… </text:p>
      <text:p text:style-name="P132">БАХ!!!</text:p>
      <text:p text:style-name="P133">…</text:p>
      <text:p text:style-name="P130"><text:soft-page-break/>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 Чего-о-о??? – ахнула Эпплджек. – Анон, я, канешн, на дух не выношу этого прохвоста, но тут ты малость вожжи попутал. Дискорд — не убийца.</text:p>
      <text:p text:style-name="P100">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0">Я раздражённо повернулся к фермерше.</text:p>
      <text:p text:style-name="P100">–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 А зачем тогда ты приложила его книгой? А потом помогла мне его связать? – перебил я фермершу с удивлением.</text:p>
      <text:p text:style-name="P100">Драконикус с натугой наклонил голову к руке, привязанной к подлокотнику, и покрутил пальцем у виска.</text:p>
      <text:p text:style-name="P100">– Потому што ты напал на него. – пожала плечами Эпплджек. – Я и подумала — тебе виднее. И подсобила маленько.</text:p>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
      <text:p text:style-name="P100">Я схватил ноутбук, сгрёб девушек в охапку и вытолкал их в коридор. В дверях я обернулся к Дискорду.</text:p>
      <text:p text:style-name="P120"><text:span text:style-name="T12">– Слушай меня внимательно, </text:span>засранец — <text:span text:style-name="T12">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text:span text:style-name="T12">– Нет! Дискорд </text:span>— не убийца!!!</text:p>
      <text:p text:style-name="P120">С необычной для неё силой Флаттершай вытащила кляп изо рта драконикуса.</text:p>
      <text:p text:style-name="P120"><text:soft-page-break/><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25"/>
      <text:p text:style-name="P120">Или драконикус — гениальный актёр, или… ?</text:p>
      <text:p text:style-name="P120">Я вернулся к драконикусу и уселся на стул напротив него.</text:p>
      <text:p text:style-name="P120"><text:span text:style-name="T12">– Р</text:span>ассказывай.</text:p>
      <text:p text:style-name="P120">Дискорд немного успокоился.</text:p>
      <text:p text:style-name="P120"><text:s/><text:span text:style-name="T12">– </text:span>Вообще-то, от тебя следовало бы избавиться, Проводник. Не знаю, что ты там разведал в Великом<text:span text:style-name="T30"> Откровении</text:span>, но чувствую, что твоё знание может погубить Эквестрию. Но к<text:span text:style-name="T12">ак, интересно, я получу без </text:span>тебя<text:span text:style-name="T12"> приз из… копыт Луны?!! </text:span>Хмурая <text:span text:style-name="T12">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20"><text:span text:style-name="T12">– </text:span>А кто тогда насылал на нас этих уродов с рисованными рожами? Кто пытался убить меня раз за разом?</text:p>
      <text:p text:style-name="P120">У драконикуса глаза полезли на лоб.</text:p>
      <text:p text:style-name="P120"><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Я задумался. Драконикус, похоже, говорил искренне. Но кто тогда всё это время играл с нами, <text:span text:style-name="T30">словно кот с мышью</text:span>?</text:p>
      <text:p text:style-name="P120"><text:span text:style-name="T12">– </text:span>Анон! <text:span text:style-name="T12">– </text:span>крикнула Эпплджек из прихожей. <text:span text:style-name="T12">– </text:span>Я слышу шум за дверью!</text:p>
      <text:p text:style-name="P120">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0"><text:span text:style-name="T30">–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0">– драконикус отчаянно дёргал верёвки, пытаясь освободиться.</text:span></text:p>
      <text:p text:style-name="P123">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text:soft-page-break/>Верёвка в кухонном окне дёргалась под весом карабкающихся девушек. Я словил её и стал на подоконник.</text:p>
      <text:p text:style-name="P120"/>
      <text:p text:style-name="P120">Блё-о-о!</text:p>
      <text:p text:style-name="P120"/>
      <text:p text:style-name="P120">Кусок стекла соскользнул с подоконника и исчез, вертясь и сверкая, в <text:span text:style-name="T30">двадцативосьмиэтажной</text:span><text:span text:style-name="T26"> </text:span>бездне. Тело моментально покрылось гусиной кожей, ноги стали ватными, а ладони покрылись холодным потом.</text:p>
      <text:p text:style-name="P120">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3">А если не </text:span>выдержит<text:span text:style-name="T63"> </text:span>основа, к которой она привязана? Что-то мне в туалет захотелось… У меня нет боязни высоты, но это уже слишком!</text:p>
      <text:p text:style-name="P120">Я задрал голову.</text:p>
      <text:p text:style-name="P120">О! Так уже легче! Надо мной всего лишь два этажа. Десять метров верёвки. Если не смотреть вниз, то…</text:p>
      <text:p text:style-name="P120"/>
      <text:p text:style-name="P122">«…<text:span text:style-name="T30">Будь храбр. Будь стоек. Будь силён. Что бы ни случилось, помни: Эквестрия с тобой. Эквестрия в тебе. Навсегда. И всегда…»</text:span></text:p>
      <text:p text:style-name="P124"/>
      <text:p text:style-name="P120">Я вытер ладони о штаны, ухватил канат и сделал шаг вперёд…</text:p>
      <text:p text:style-name="P120"/>
      <text:p text:style-name="P120">…</text:p>
      <text:p text:style-name="P120"/>
      <text:p text:style-name="P120">Святые яйца, Анон, ты действительно сделал ЭТО!</text:p>
      <text:p text:style-name="P120"/>
      <text:p text:style-name="P120">…</text:p>
      <text:p text:style-name="P120"/>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text:soft-page-break/>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0">Эпплджек отклонилась от парапета, вскрикнула и стала съезжать вниз. Ноутбук выскользнул из пальцев Флаттершай. <text:span text:style-name="T78">Девушка</text:span> в отчаянной попытке удержать ноутбук, отклонилась ещё больше и перевернулась на верёвке вниз головой.</text:p>
      <text:p text:style-name="P120">К счастью, фермерша не разжала ног.</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Бляблябляблябля!!! ДА НУ ЕГО НАХУЙ — ТАКОЙ АЛЬПИНИЗ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30">разномастных</text:span> крыльев трепали волосы и выдували слёзы из глаз. Тупая боль гнездилась в сожжён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text:soft-page-break/>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text:p>
      <text:p text:style-name="P120"/>
      <text:p text:style-name="P120">На длинной шее драконикуса разместились Эпплджек и Флаттершай. Я, для сохранения баланса, разместился ближе к хвосту.</text:p>
      <text:p text:style-name="P120">Дискорд расправил крылья и начал короткую пробежку к краю.</text:p>
      <text:p text:style-name="P120"><text:span text:style-name="T12">– Д</text:span>искорд Эйрлайнс приветствует на борту! Температура воздуха пять градусов! Высота<text:span text:style-name="T30"> сто пять</text:span><text:span text:style-name="T26"> </text:span>метров. Ожидаемая продолжительность полёта — четыре минуты!..</text:p>
      <text:p text:style-name="P120"/>
      <text:p text:style-name="P120">…ограда края крыши промелькнула под нами…</text:p>
      <text:p text:style-name="P125"/>
      <text:p text:style-name="P120"><text:span text:style-name="T12">– …</text:span>собственно, держаться в воздухе дольше у меня не хватит магии.</text:p>
      <text:p text:style-name="P120"/>
      <text:p text:style-name="P120">Мы летели навстречу закату.</text:p>
      <text:p text:style-name="P120"/>
      <text:p text:style-name="P120">…</text:p>
      <text:p text:style-name="P120"/>
      <text:p text:style-name="P120">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0"><text:span text:style-name="T12">–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прижалась к шее Дискорда, отвернулась и закрыла глаза.</text:p>
      <text:p text:style-name="P120">– ВНИМАНИЕ!!! – заорал Дискорд, сложил крылья и влетел в коридор.</text:p>
      <text:p text:style-name="P120"/>
      <text:p text:style-name="P121"><text:soft-page-break/>***</text:p>
      <text:p text:style-name="P120"/>
      <text:p text:style-name="P120">Бля!!!</text:p>
      <text:h text:style-name="Heading_20_2" text:outline-level="2"/>
      <text:h text:style-name="Heading_20_2" text:outline-level="2"><text:span text:style-name="T1">30</text:span>. Разговор за столиком в <text:span text:style-name="T1">ночи</text:span></text:h>
      <text:p text:style-name="P134"/>
      <text:p text:style-name="P136">Мы почти успели.</text:p>
      <text:p text:style-name="P13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1">«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1">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30">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1">ХА-ХА-ХА!</text:p>
      <text:p text:style-name="P131">Прямо как сейчас. Как говорится, найди десять отличий.</text:p>
      <text:p text:style-name="P131">Вот только… Только Дэш была бы жива…</text:p>
      <text:p text:style-name="P135">Я тяжело вздохнул.</text:p>
      <text:p text:style-name="P135"/>
      <text:p text:style-name="P135">…</text:p>
      <text:p text:style-name="P135"/>
      <text:p text:style-name="P135"><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text:span><text:soft-page-break/><text:span text:style-name="T1">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2">–</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2">– Т</text:span>ы что за хрен вообще? <text:span text:style-name="T12">– наконец сподобился я на членораздельную речь.</text:span></text:p>
      <text:p text:style-name="P47">Зверь смутился.</text:p>
      <text:p text:style-name="P47"><text:span text:style-name="T12">– Гм</text:span>. Извиняюсь, не представился. Анакорн. Демиург, или, как называют иногда, сверхаликорн.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2">С кончика малого рога Анакорна сорвалась молния и под ним материализовался </text:span>зелёный <text:span text:style-name="T12">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0">.</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oft-page-break/><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text:span text:style-name="T79">ин</text:span>! Вот так всегда!</text:p>
      <text:p text:style-name="P37">Я вздохнул.</text:p>
      <text:p text:style-name="P50"><text:span text:style-name="T12">– Если я расскажу тебе н</text:span>астоящую<text:span text:style-name="T12"> причину </text:span>— ты исчезнешь! <text:span text:style-name="T12">– угрюмо заявил я.</text:span></text:p>
      <text:p text:style-name="P35">Морда Анакорна осветилась радостным озарением.</text:p>
      <text:p text:style-name="P35"/>
      <text:p text:style-name="P50"><text:span text:style-name="T12">– </text:span><text:span text:style-name="T74">Я ПОНЯЛ, КТО ТЫ!!! КАК </text:span><text:span text:style-name="T75">ЖЕ </text:span><text:span text:style-name="T74">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2">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2">– Ну… Я не идиот… я видел, что происходит за Чёрным </text:span>э<text:span text:style-name="T12">краном…</text:span></text:p>
      <text:p text:style-name="P50">Я глубоко вздохнул, как перед прыжком в воду.</text:p>
      <text:p text:style-name="P50"/>
      <text:p text:style-name="P50"><text:span text:style-name="T12">– </text:span><text:span text:style-name="T22">Нет никакого мира-вампира. Мир людей не виноват. </text:span><text:span text:style-name="T15">Эквестрия загибается потому, что она </text:span><text:span text:style-name="T22">—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text:span><text:span text:style-name="T23">интерес к ф</text:span><text:span text:style-name="T24">э</text:span><text:span text:style-name="T23">ндому</text:span><text:span text:style-name="T22">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text:span><text:span text:style-name="T25">что </text:span><text:span text:style-name="T22">если рассказать это любому пони — он исчезнет! </text:span><text:span text:style-name="T25">Ведь по сути пони</text:span><text:span text:style-name="T22"> </text:span><text:span text:style-name="T25">существуют лишь потому, что не знают, что не могут существовать, что они — лишь плод фантазии брони</text:span><text:span text:style-name="T22">!</text:span></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37"/>
      <text:p text:style-name="P3"><text:span text:style-name="T46">– Физики твердят, что в </text:span><text:span text:style-name="T47">м</text:span><text:span text:style-name="T46">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42">–</text:span><text:span text:style-name="T46"> </text:span><text:soft-page-break/><text:span text:style-name="T46">Анакорн подавил короткий смешок. </text:span><text:span text:style-name="T42">–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0"><text:span text:style-name="T46">– </text:span><text:span text:style-name="T30">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0">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100">Демиург снова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text:soft-page-break/>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2">Анакорн только развёл копытами.</text:p>
      <text:p text:style-name="P102">– Не знаю. Может, ему фунты и ярды больше нравятся.</text:p>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100">Анакорн постучал по столику карандашом. Карта Эквестрии поднялась над столом и свернулась в шар Эквуса. Голограмма<text:span text:style-name="T46"> планеты дрожала и покрывалась рябью, как некачественная картинка в аналоговом телевизоре.</text:span></text:p>
      <text:p text:style-name="P102"/>
      <text:p text:style-name="P10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0"/>
      <text:p text:style-name="P100">Анакорн мрачно уставился на мерцающую голограмму Эквуса<text:span text:style-name="T30">. Ко мне наконец-то пришло понимание ситуации.</text:span></text:p>
      <text:p text:style-name="P105">– А почему ты сам не можешь поддерживать Эквус? Ты же его демиург? Ну так и питай его своей созидающей силой, пока он не окрепнет!</text:p>
      <text:p text:style-name="P100">Анакорн смутился.</text:p>
      <text:p text:style-name="P100"><text:span text:style-name="T46">– К сожалению, не </text:span><text:span text:style-name="T51">получится</text:span><text:span text:style-name="T46">.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6"><text:note text:id="ftn20" text:note-class="footnote"><text:note-citation>20</text:note-citation><text:note-body><text:p text:style-name="P144">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4">– Сам ты раздолбай! – произнёс, наконец, Свирл.</text:p></text:note-body></text:note></text:span><text:span text:style-name="T46"> </text:span>И создали вы его достаточно топорно — видишь, он трещит по швам.</text:p>
      <text:p text:style-name="P100">– Хмм. То есть, это брони создали Эквус?</text:p>
      <text:p text:style-name="P100">– Да. Грубо говоря, вы его придумали. Влили в него столько фантазии, что он реализовался. Вообще, <text:span text:style-name="T50">люди миров наплодили уже огромное множество. </text:span>Сила воображения, знаешь ли, сильнейшая штука. <text:soft-page-break/>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0"/>
      <text:p text:style-name="P100">Анакорн прижал одним копытом центр карандаша к столу и ударил по его кончику другим. Карандаш стал вертеться своеобразной юлой.</text:p>
      <text:p text:style-name="P100"/>
      <text:p text:style-name="P100">– Я не могу полноценно общаться с метаинтеллектом реальности, <text:span text:style-name="T46">—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0"><text:span text:style-name="T46">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100">Я вспомнил события последнего времени моей родины<text:span text:style-name="T12">.</text:span></text:p>
      <text:p text:style-name="P10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0">Анакорн с такой силой надавил копытом на карандаш, что тот хрустнул.</text:p>
      <text:p text:style-name="P10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100"><text:span text:style-name="T46">–</text:span><text:span text:style-name="T30"> На самом деле помочь мне достаточно легко. Видишь ли, залатать дыры конструкции Эквуса можно «наложив» на них правдоподобное </text:span><text:span text:style-name="T46">— иначе говоря, жизнеспособное —</text:span><text:span text:style-name="T30"> объяснение и направив на это объяснение подпитывающую энергию адептов. В мире людей даже есть шуточная награда, учреждённая </text:span><text:span text:style-name="T40">Marvel Comics </text:span><text:span text:style-name="T30">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40">Marvel</text:span><text:span text:style-name="T30">.</text:span></text:p>
      <text:p text:style-name="P105">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5"/>
      <text:p text:style-name="P105">Я скептически хмыкнул.</text:p>
      <text:p text:style-name="P105">–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text:soft-page-break/>Селестией!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100"><text:span text:style-name="T30">– Ты уже устранил крупнейший дефект Эквестрии </text:span><text:span text:style-name="T46">— манипуляции светилом. Аналогично решаются и остальные проблемы</text:span><text:span text:style-name="T30">.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6">— вещь живучая</text:span><text:span text:style-name="T30">.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0"><text:span text:style-name="T46">–</text:span><text:span text:style-name="T30"> А кьютимарки? Как, разрази меня квазар, объяснить кьютимарки? </text:span><text:span text:style-name="T46">–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снизился на порядок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5">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5">– Почему бы не сделать главной каноническую Эквестрию? Ту, что описана в мультике?</text:p>
      <text:p text:style-name="P105">– Учти<text:span text:style-name="T53">,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8">—</text:span><text:span text:style-name="T53"> точнее, дерево схожих миров Эквуса </text:span><text:span text:style-name="T58">—</text:span><text:span text:style-name="T53"> создали брони. Разумеется, стержнем им послужил именно сериал, но каждый фанфик </text:span><text:span text:style-name="T58">—</text:span><text:span text:style-name="T53">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text:span><text:soft-page-break/><text:span text:style-name="T53">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6"/>
      <text:p text:style-name="P105">Анакорн аж подпрыгнул на месте от восторга и стал мне аплодировать.</text:p>
      <text:p text:style-name="P106"/>
      <text:p text:style-name="P105"><text:span text:style-name="T53">– Наконец-то я вижу свет в конце тоннеля! Как это не пришло мне в голову! Ты всё отлично увязал! Всё сходится! Более того </text:span><text:span text:style-name="T58">—</text:span><text:span text:style-name="T53"> Анакорн заговорщически подмигнул мне </text:span><text:span text:style-name="T58">—</text:span><text:span text:style-name="T53">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8">— и первой реальной историей в Объединённом Континууме Эквуса</text:span><text:span text:style-name="T53">!</text:span></text:p>
      <text:p text:style-name="P106"/>
      <text:p text:style-name="P106">Я подозрительно посмотрел на Анакорна.</text:p>
      <text:p text:style-name="P106"/>
      <text:p text:style-name="P105"><text:span text:style-name="T19">– </text:span><text:span text:style-name="T53">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9">– </text:span><text:span text:style-name="T53">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2">–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5"><text:span text:style-name="T12">– </text:span>Пиши, как есть. <text:span text:style-name="T12">– </text:span>развёл копытами Анакорн. <text:span text:style-name="T12">– </text:span>Авось сгодится. Я писать точно не буду <text:span text:style-name="T58">— ты меня с кьютимарками уже пригрузил на ближайшие тысячи лет.</text:span></text:p>
      <text:p text:style-name="P105">…</text:p>
      <text:p text:style-name="P105">Факн щит<text:note text:id="ftn21" text:note-class="footnote"><text:note-citation>21</text:note-citation><text:note-body><text:p text:style-name="P141">Fucking shit <text:span text:style-name="T2">–</text:span> <text:span text:style-name="T1">ёбаное дерьмо</text:span></text:p></text:note-body></text:note>!..</text:p>
      <text:p text:style-name="P105"><text:soft-page-break/>…</text:p>
      <text:p text:style-name="P105">Ну а что мне остаётся? Я фейспамнул.</text:p>
      <text:p text:style-name="P105"/>
      <text:p text:style-name="P105"><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
      <text:p text:style-name="P105">Вот тебе и помахала Эквестрия ручкой, Анон!</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4"/>
      <text:p text:style-name="P104">– Пора закругляться. Ты начинаешь сгорать. Надо утрясти последние детали, пока ещё есть пару минут.</text:p>
      <text:p text:style-name="P100">– Валяй. Я тебя внимательно слушаю.</text:p>
      <text:p text:style-name="P10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0">– А я разве сплю?</text:p>
      <text:p text:style-name="P100">– Сейчас — нет. Но как только мы закроем сделку — проснёшься. Потому что нет иного способа вернуть тебя в реальный мир.</text:p>
      <text:p text:style-name="P100">– Эээ, постой! А как я в Эквестрию и к себе обратно проходил?</text:p>
      <text:p text:style-name="P10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0">Так вот, возвращать тебя обратно в твой мир я не буду.</text:p>
      <text:p text:style-name="P100"/>
      <text:p text:style-name="P100">Я непонимающе хлопал глазами.</text:p>
      <text:p text:style-name="P100"/>
      <text:p text:style-name="P10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0"><text:soft-page-break/>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0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0">Теперь — об оплате.</text:p>
      <text:p text:style-name="P100"/>
      <text:p text:style-name="P100">Анакорн наклонился ко мне через стол и подмигнул.</text:p>
      <text:p text:style-name="P100"/>
      <text:p text:style-name="P100">– Проси, чего хочешь!</text:p>
      <text:p text:style-name="P100"/>
      <text:p text:style-name="P100">Пока я думал, демиург мурлыкал себе под нос в эйфории: «Да! В такие моменты ощущаешь себя богом! Я крут! Ха-ха!»</text:p>
      <text:p text:style-name="P100"/>
      <text:p text:style-name="P10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0">Ради этого написать фанфик — очень малая цена. Совсем ничтожная.</text:p>
      <text:p text:style-name="P105"/>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Глаза демиурга бегали, как у застуканного в трамвае безбилетник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в качестве решения,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text:soft-page-break/>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8">— </text:span>тебя никогда и не будет! Каково это <text:span text:style-name="T28">— </text:span><text:span text:style-name="T60">не знаю даже я. Говорят, это офигенно паршиво, намного хуже смерти. </text:span>Мне очень жаль. Тебе ещё не поздно выбрать что-нибудь другое.</text:p>
      <text:p text:style-name="P105">Я вздохнул. Слишком много философии на мою голову!</text:p>
      <text:p text:style-name="P105">– Делай, как я сказал! А я сделаю своё.</text:p>
      <text:p text:style-name="P105"/>
      <text:p text:style-name="P10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0">– Ты ещё увидишь пару-тройку снов на прощание. Это мой подарок тебе. Удачи!</text:p>
      <text:p text:style-name="P100"/>
      <text:p text:style-name="P111">~~~</text:p>
      <text:p text:style-name="P106"/>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стояла передо мной в сияющем ореоле гривы. Потом она нерешительно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 Сел, я завязал с конеёбством. Извини.</text:p>
      <text:p text:style-name="P106">Аликорница приблизилась ко мне ещё на шаг. Её губы почти касались моих. Я снова, как и каждый раз до этого, утонул в её взгляде бездонных сиреневых глаз. <text:span text:style-name="T85">Она легонько покачала головой, отвергая мои слова.</text:span></text:p>
      <text:p text:style-name="P106">– В другое время, в другом месте, Анон! В другое время, в другом месте!</text:p>
      <text:p text:style-name="P106"/>
      <text:p text:style-name="P109">~~~</text:p>
      <text:p text:style-name="P109"/>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3"><text:soft-page-break/>– Ты таки выучила современный стиль? Не парься, принцесса, я давно забыл тот <text:span text:style-name="T85">эпизод</text:span>. Вдобавок, именно ты отправила меня тогда прямиком к Великому Откровению.</text:p>
      <text:p text:style-name="P103">Тёмная аликорница тяжело вздохнула.</text:p>
      <text:p text:style-name="P103">– Зато я помню! <text:span text:style-name="T85">Я заглянула в наше альтернативное будущее и узрела этот кошмар. Кошмар, который никогда не свершится благодаря тебе.</text:span> Мне ужасно неловко перед тобой, <text:span text:style-name="T85">Анонимус,</text:span> учитывая то, что ты делаешь для нас. И я хотела бы, чтобы у нас была возможность когда-нибудь стать хорошими друзьями…</text:p>
      <text:p text:style-name="P153">– <text:span text:style-name="T83">Я был бы рад. Мне жаль, что из-за меня погиб твой особенный пони.</text:span></text:p>
      <text:p text:style-name="P154">Луна горько <text:span text:style-name="T84">вздохнула</text:span>.</text:p>
      <text:p text:style-name="P155">– <text:span text:style-name="T84">Пусть будет так. </text:span>Самым большим кошмаром Кимеринна было одряхлеть у меня на глазах и умереть в моих копытах <text:span text:style-name="T84">от старости</text:span>. <text:span text:style-name="T84">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span></text:p>
      <text:p text:style-name="P103">Аликорница подняла копыто и прижала его к моей груди.</text:p>
      <text:p text:style-name="P103">–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0"/>
      <text:p text:style-name="P109">~~~</text:p>
      <text:p text:style-name="P110"/>
      <text:p text:style-name="P103">– Думал от меня в другой реальности спрятаться,<text:span text:style-name="T86"> Проводничёк</text:span>?!</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7"/>
      <text:p text:style-name="P108">~~~</text:p>
      <text:p text:style-name="P100"/>
      <text:p text:style-name="P103">– Анон?</text:p>
      <text:p text:style-name="P103">– Дэш?!!</text:p>
      <text:p text:style-name="P103">– Эмм… Ты мне снишься?</text:p>
      <text:p text:style-name="P103">– Нет, Дэш, это ты мне снишься.</text:p>
      <text:p text:style-name="P10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9"><text:span text:style-name="T34">– Я в порядке. Вот, возвращаюсь </text:span>в свой мир. Ну, не совсем <text:span text:style-name="T1">в свой</text:span>. Почти.</text:p>
      <text:p text:style-name="P99"><text:span text:style-name="T1">–</text:span> Навсегда? <text:span text:style-name="T1">Ты не вернёшься?</text:span></text:p>
      <text:p text:style-name="P99"><text:soft-page-break/><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30">Хочу, чтобы ты </text:span><text:span text:style-name="T31">делал мне почесушки</text:span><text:span text:style-name="T30"> и хлопал по крупу</text:span>!</text:p>
      <text:p text:style-name="P100">В голосе пегаски слышались слёзы.</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9"><text:span text:style-name="T1">–</text:span> И тебя, и Твайлайт, и <text:span text:style-name="T1">Пинки</text:span>, и <text:span text:style-name="T1">Эпплджек</text:span>, и всех-всех-всех… Таковы правила.</text:p>
      <text:p text:style-name="P99"><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text:span text:style-name="T1">Дэш</text:span>.</text:p>
      <text:p text:style-name="P99">Я опустил руку на шею <text:span text:style-name="T1">пегаски</text:span> и ощутил теплоту и лёгкое покалывание в пустоте.</text:p>
      <text:p text:style-name="P99"><text:span text:style-name="T12">–</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9"><text:span text:style-name="T1">–</text:span> И лучше рано, чем поздно! Я не люблю <text:span text:style-name="T1">долго </text:span>ждать!</text:p>
      <text:p text:style-name="P99"><text:span text:style-name="T1">–</text:span> Да, Дэш. <text:span text:style-name="T1">–</text:span> её образ начал таять. <text:span text:style-name="T1">–</text:span> Да, я помню.</text:p>
      <text:p text:style-name="P99">Я всё ещё помню…</text:p>
      <text:p text:style-name="P52"/>
      <text:h text:style-name="Heading_20_2" text:outline-level="2">Эпилог. Земля</text:h>
      <text:p text:style-name="P112"/>
      <text:p text:style-name="P118">Звон будильника чуть не проломил башку. Я открыл глаза. </text:p>
      <text:p text:style-name="P118"/>
      <text:p text:style-name="P119"><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16"/>
      <text:p text:style-name="P118"><text:span text:style-name="T1">Я нашарил ногами тапки и пошёл в ванную. Проходя мимо стола, зацепился взглядом за</text:span> эскиз <text:span text:style-name="T1">рисунка</text:span>.</text:p>
      <text:p text:style-name="P118"/>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
      <text:p text:style-name="P114"><text:soft-page-break/>Для того, чтобы выдавить остатки пасты на щётку, пришлось затратить серьёзные усилия.</text:p>
      <text:p text:style-name="P114"/>
      <text:p text:style-name="P115">Ага, и купить туалетной бумаги. Иначе уже вечером придётся использовать рекламки, что кидают в почтовый ящик. А они, блин, глянцевые!</text:p>
      <text:p text:style-name="P115"/>
      <text:p text:style-name="P117">Мысли вернулись к фантазии.</text:p>
      <text:p text:style-name="P117"/>
      <text:p text:style-name="P115">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5"/>
      <text:p text:style-name="P114">Попытка притронуться щёткой к зубу вызвала ноющую боль. </text:p>
      <text:p text:style-name="P114"/>
      <text:p text:style-name="P116">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6"/>
      <text:p text:style-name="P114">Доставая из стола ключи от машины, опять наткнулся взглядом на эскиз.</text:p>
      <text:p text:style-name="P114"/>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6">А вот, кстати… А почему бы и нет? Хорошее ведь название? И интригующее — сразу сесть за клавиатуру захотелось.</text:p>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9-14T18:54:16.276376387</dc:date>
    <meta:editing-duration>P146DT14H50M59S</meta:editing-duration>
    <meta:editing-cycles>9313</meta:editing-cycles>
    <meta:generator>LibreOffice/5.1.6.2$Linux_X86_64 LibreOffice_project/10m0$Build-2</meta:generator>
    <meta:printed-by>макс </meta:printed-by>
    <meta:print-date>2017-08-23T21:51:29.95</meta:print-date>
    <meta:document-statistic meta:table-count="0" meta:image-count="0" meta:object-count="0" meta:page-count="233" meta:paragraph-count="4739" meta:word-count="101140" meta:character-count="670114" meta:non-whitespace-character-count="569216"/>
  </office:meta>
</office:document-meta>
</file>